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7.793cm" style:rel-column-width="30040*"/>
    </style:style>
    <style:style style:name="Таблица1.B" style:family="table-column">
      <style:table-column-properties style:column-width="9.208cm" style:rel-column-width="35495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22" style:family="table-row">
      <style:table-row-properties style:min-row-height="1.549cm"/>
    </style:style>
    <style:style style:name="Таблица1.31" style:family="table-row">
      <style:table-row-properties style:min-row-height="0.55cm"/>
    </style:style>
    <style:style style:name="Таблица1.37" style:family="table-row">
      <style:table-row-properties style:min-row-height="2.997cm"/>
    </style:style>
    <style:style style:name="Таблица1.75" style:family="table-row">
      <style:table-row-properties style:min-row-height="2.039cm"/>
    </style:style>
    <style:style style:name="Таблица1.87" style:family="table-row">
      <style:table-row-properties style:min-row-height="2.701cm"/>
    </style:style>
    <style:style style:name="Таблица1.105" style:family="table-row">
      <style:table-row-properties style:min-row-height="3.399cm"/>
    </style:style>
    <style:style style:name="P1" style:family="paragraph" style:parent-style-name="Standard">
      <style:text-properties fo:color="#111111"/>
    </style:style>
    <style:style style:name="P2" style:family="paragraph" style:parent-style-name="Standard">
      <style:paragraph-properties style:text-autospace="none"/>
      <style:text-properties fo:color="#111111"/>
    </style:style>
    <style:style style:name="P3" style:family="paragraph" style:parent-style-name="Standard">
      <style:paragraph-properties style:text-autospace="none"/>
      <style:text-properties fo:color="#111111" style:font-name="Consolas" fo:font-size="9.5pt" style:font-name-asian="Consolas" style:font-size-asian="9.5pt" style:font-name-complex="Consolas" style:font-size-complex="9.5pt"/>
    </style:style>
    <style:style style:name="P4" style:family="paragraph" style:parent-style-name="Standard">
      <style:text-properties fo:color="#800000"/>
    </style:style>
    <style:style style:name="P5" style:family="paragraph" style:parent-style-name="Standard">
      <style:paragraph-properties style:text-autospace="none"/>
      <style:text-properties fo:color="#800000"/>
    </style:style>
    <style:style style:name="P6" style:family="paragraph" style:parent-style-name="Standard">
      <style:paragraph-properties style:text-autospace="none"/>
      <style:text-properties fo:color="#800000" style:font-name="Consolas" fo:font-size="9.5pt" style:font-name-asian="Consolas" style:font-size-asian="9.5pt" style:font-name-complex="Consolas" style:font-size-complex="9.5pt"/>
    </style:style>
    <style:style style:name="P7" style:family="paragraph" style:parent-style-name="Standard">
      <style:paragraph-properties style:text-autospace="none"/>
      <style:text-properties fo:color="#800000" style:font-name="Consolas" fo:font-size="9.5pt" fo:font-weight="bold" style:font-name-asian="Consolas" style:font-size-asian="9.5pt" style:font-weight-asian="bold" style:font-name-complex="Consolas" style:font-size-complex="9.5pt" style:font-weight-complex="bold"/>
    </style:style>
    <style:style style:name="P8" style:family="paragraph" style:parent-style-name="Standard">
      <style:paragraph-properties style:text-autospace="none"/>
      <style:text-properties fo:color="#800000" style:font-name="Consolas" fo:font-size="9.5pt" fo:language="en" fo:country="US" style:font-name-asian="Consolas" style:font-size-asian="9.5pt" style:font-name-complex="Consolas" style:font-size-complex="9.5pt"/>
    </style:style>
    <style:style style:name="P9" style:family="paragraph" style:parent-style-name="Standard">
      <style:paragraph-properties style:text-autospace="none"/>
      <style:text-properties fo:color="#800000" style:font-name="Consolas" fo:font-size="8pt" style:font-name-asian="Consolas" style:font-size-asian="8pt" style:font-name-complex="Consolas" style:font-size-complex="8pt"/>
    </style:style>
    <style:style style:name="P10" style:family="paragraph" style:parent-style-name="Standard">
      <style:paragraph-properties fo:text-align="start" style:justify-single-word="false"/>
      <style:text-properties fo:color="#800000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style:text-autospace="none"/>
      <style:text-properties fo:color="#800000" fo:font-weight="bold" style:font-weight-asian="bold" style:font-weight-complex="bold"/>
    </style:style>
    <style:style style:name="P12" style:family="paragraph" style:parent-style-name="Standard">
      <style:paragraph-properties style:text-autospace="none"/>
      <style:text-properties fo:color="#800000" fo:font-size="8pt" style:font-size-asian="8pt" style:font-size-complex="8pt"/>
    </style:style>
    <style:style style:name="P13" style:family="paragraph" style:parent-style-name="Standard">
      <style:paragraph-properties fo:text-align="start" style:justify-single-word="false"/>
      <style:text-properties fo:color="#800000" fo:language="ru" fo:country="RU"/>
    </style:style>
    <style:style style:name="P14" style:family="paragraph" style:parent-style-name="Standard">
      <style:paragraph-properties fo:text-align="start" style:justify-single-word="false"/>
      <style:text-properties fo:color="#800000"/>
    </style:style>
    <style:style style:name="P15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16" style:family="paragraph" style:parent-style-name="Table_20_Contents">
      <style:text-properties fo:color="#111111"/>
    </style:style>
    <style:style style:name="P17" style:family="paragraph" style:parent-style-name="Table_20_Contents">
      <style:text-properties fo:color="#111111" fo:font-size="14pt" fo:font-weight="bold" style:font-size-asian="14pt" style:font-weight-asian="bold" style:font-size-complex="14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111111" fo:font-size="14pt" fo:font-weight="bold" style:font-size-asian="14pt" style:font-weight-asian="bold" style:font-size-complex="14pt" style:font-weight-complex="bold"/>
    </style:style>
    <style:style style:name="P19" style:family="paragraph" style:parent-style-name="Table_20_Contents">
      <style:text-properties fo:color="#111111" fo:font-size="14pt" fo:language="ru" fo:country="RU" fo:font-weight="bold" style:font-size-asian="14pt" style:font-weight-asian="bold" style:font-size-complex="14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color="#111111" fo:font-size="14pt" fo:language="ru" fo:country="RU" fo:font-weight="bold" style:font-size-asian="14pt" style:font-weight-asian="bold" style:font-size-complex="14pt" style:font-weight-complex="bold"/>
    </style:style>
    <style:style style:name="P21" style:family="paragraph" style:parent-style-name="Table_20_Contents">
      <style:text-properties fo:color="#111111" fo:font-size="14pt" fo:language="en" fo:country="US" fo:font-weight="bold" style:font-size-asian="14pt" style:font-weight-asian="bold" style:font-size-complex="14pt" style:font-weight-complex="bold"/>
    </style:style>
    <style:style style:name="P22" style:family="paragraph" style:parent-style-name="Table_20_Contents">
      <style:paragraph-properties style:text-autospace="none"/>
      <style:text-properties fo:color="#111111"/>
    </style:style>
    <style:style style:name="P23" style:family="paragraph" style:parent-style-name="Table_20_Contents">
      <style:text-properties fo:color="#111111" fo:font-weight="bold" style:font-weight-asian="bold" style:font-weight-complex="bold"/>
    </style:style>
    <style:style style:name="P24" style:family="paragraph" style:parent-style-name="Table_20_Contents">
      <style:text-properties fo:color="#111111" fo:language="ru" fo:country="RU"/>
    </style:style>
    <style:style style:name="P25" style:family="paragraph" style:parent-style-name="Table_20_Contents">
      <style:text-properties fo:color="#111111" style:font-name="Consolas" fo:font-size="9.5pt" style:font-name-asian="Consolas" style:font-size-asian="9.5pt" style:font-name-complex="Consolas" style:font-size-complex="9.5pt"/>
    </style:style>
    <style:style style:name="P26" style:family="paragraph" style:parent-style-name="Table_20_Contents">
      <style:paragraph-properties style:text-autospace="none"/>
      <style:text-properties fo:color="#111111" style:font-name="Consolas" fo:font-size="9.5pt" style:font-name-asian="Consolas" style:font-size-asian="9.5pt" style:font-name-complex="Consolas" style:font-size-complex="9.5pt"/>
    </style:style>
    <style:style style:name="P27" style:family="paragraph" style:parent-style-name="Table_20_Contents">
      <style:text-properties fo:color="#800000"/>
    </style:style>
    <style:style style:name="P28" style:family="paragraph" style:parent-style-name="Table_20_Contents">
      <style:paragraph-properties style:text-autospace="none"/>
      <style:text-properties fo:color="#800000" style:font-name="Consolas" fo:font-size="9.5pt" style:font-name-asian="Consolas" style:font-size-asian="9.5pt" style:font-name-complex="Consolas" style:font-size-complex="9.5pt"/>
    </style:style>
    <style:style style:name="P29" style:family="paragraph" style:parent-style-name="Table_20_Contents">
      <style:paragraph-properties style:text-autospace="none"/>
      <style:text-properties fo:color="#800000"/>
    </style:style>
    <style:style style:name="P30" style:family="paragraph" style:parent-style-name="Table_20_Contents">
      <style:text-properties fo:color="#800000" fo:language="ru" fo:country="RU"/>
    </style:style>
    <style:style style:name="P31" style:family="paragraph" style:parent-style-name="Table_20_Contents">
      <style:paragraph-properties fo:text-align="center" style:justify-single-word="false"/>
      <style:text-properties fo:color="#800000" fo:font-size="14pt" fo:font-weight="bold" style:font-size-asian="14pt" style:font-weight-asian="bold" style:font-size-complex="14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color="#800000" fo:font-size="14pt" fo:language="ru" fo:country="RU" fo:font-weight="bold" style:font-size-asian="14pt" style:font-weight-asian="bold" style:font-size-complex="14pt" style:font-weight-complex="bold"/>
    </style:style>
    <style:style style:name="P33" style:family="paragraph" style:parent-style-name="Table_20_Contents">
      <style:paragraph-properties style:text-autospace="none"/>
      <style:text-properties fo:color="#800000" style:font-name="Consolas1"/>
    </style:style>
    <style:style style:name="P34" style:family="paragraph" style:parent-style-name="Table_20_Contents">
      <style:paragraph-properties style:text-autospace="none"/>
      <style:text-properties fo:color="#800000" style:font-name="Consolas1" fo:font-size="9.5pt" style:font-name-asian="Consolas" style:font-size-asian="9.5pt" style:font-name-complex="Consolas" style:font-size-complex="9.5pt"/>
    </style:style>
    <style:style style:name="P35" style:family="paragraph" style:parent-style-name="Table_20_Contents">
      <style:text-properties fo:color="#800000" fo:font-weight="bold" style:font-weight-asian="bold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fo:color="#800000" fo:font-weight="bold" style:font-weight-asian="bold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fo:color="#800000"/>
    </style:style>
    <style:style style:name="P38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1" style:family="paragraph" style:parent-style-name="Table_20_Contents">
      <style:text-properties fo:language="ru" fo:country="RU"/>
    </style:style>
    <style:style style:name="P42" style:family="paragraph" style:parent-style-name="Table_20_Contents">
      <style:paragraph-properties fo:text-align="start" style:justify-single-word="false"/>
      <style:text-properties fo:language="ru" fo:country="RU"/>
    </style:style>
    <style:style style:name="P43" style:family="paragraph" style:parent-style-name="Table_20_Contents">
      <style:paragraph-properties fo:text-align="center" style:justify-single-word="false"/>
      <style:text-properties fo:color="#000000" style:font-name="Times New Roman" fo:font-size="14pt" fo:language="en" fo:country="US" fo:font-weight="bold" style:font-name-asian="Consolas" style:font-size-asian="14pt" style:font-weight-asian="bold" style:font-name-complex="Consolas" style:font-size-complex="14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color="#000000" style:font-name="Times New Roman" fo:font-size="14pt" fo:font-weight="bold" style:font-name-asian="Consolas" style:font-size-asian="14pt" style:font-weight-asian="bold" style:font-name-complex="Consolas" style:font-size-complex="14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color="#000000" style:font-name="Times New Roman" fo:font-size="15pt" fo:font-weight="bold" style:font-name-asian="Consolas" style:font-size-asian="15pt" style:font-weight-asian="bold" style:font-name-complex="Consolas" style:font-size-complex="15pt" style:font-weight-complex="bold"/>
    </style:style>
    <style:style style:name="P46" style:family="paragraph" style:parent-style-name="Table_20_Contents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47" style:family="paragraph" style:parent-style-name="Table_20_Contents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49" style:family="paragraph" style:parent-style-name="Table_20_Contents">
      <style:text-properties style:font-name="Times New Roman" fo:font-size="12pt" style:font-size-asian="12pt" style:font-size-complex="12pt"/>
    </style:style>
    <style:style style:name="P50" style:family="paragraph" style:parent-style-name="Table_20_Contents">
      <style:text-properties fo:font-weight="bold" style:font-weight-asian="bold" style:font-weight-complex="bold"/>
    </style:style>
    <style:style style:name="P51" style:family="paragraph" style:parent-style-name="Table_20_Contents">
      <style:paragraph-properties fo:text-align="start" style:justify-single-word="false"/>
    </style:style>
    <style:style style:name="P52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53" style:family="paragraph" style:parent-style-name="Standard">
      <style:paragraph-properties style:text-autospace="none"/>
      <style:text-properties fo:color="#800000" style:font-name="Consolas" fo:font-size="9.5pt" style:font-name-asian="Consolas" style:font-size-asian="9.5pt" style:font-name-complex="Consolas" style:font-size-complex="9.5pt"/>
    </style:style>
    <style:style style:name="P54" style:family="paragraph" style:parent-style-name="Table_20_Contents" style:list-style-name="">
      <style:paragraph-properties style:text-autospace="none"/>
      <style:text-properties fo:color="#800000" style:font-name="Consolas" fo:font-size="9.5pt" style:font-name-asian="Consolas" style:font-size-asian="9.5pt" style:font-name-complex="Consolas" style:font-size-complex="9.5pt"/>
    </style:style>
    <style:style style:name="P55" style:family="paragraph" style:parent-style-name="Table_20_Contents">
      <style:paragraph-properties fo:text-align="start" style:justify-single-word="false"/>
    </style:style>
    <style:style style:name="T1" style:family="text">
      <style:text-properties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style:font-name="Consolas" fo:font-size="9.5pt" fo:font-weight="bold" style:font-name-asian="Consolas" style:font-size-asian="9.5pt" style:font-weight-asian="bold" style:font-name-complex="Consolas" style:font-size-complex="9.5pt" style:font-weight-complex="bold"/>
    </style:style>
    <style:style style:name="T3" style:family="text">
      <style:text-properties style:font-name="Consolas" fo:font-size="9.5pt" fo:language="ru" fo:country="RU" style:font-name-asian="Consolas" style:font-size-asian="9.5pt" style:font-name-complex="Consolas" style:font-size-complex="9.5pt"/>
    </style:style>
    <style:style style:name="T4" style:family="text">
      <style:text-properties style:font-name="Consolas" fo:font-size="9.5pt" fo:language="ru" fo:country="RU" fo:font-weight="bold" style:font-name-asian="Consolas" style:font-size-asian="9.5pt" style:font-weight-asian="bold" style:font-name-complex="Consolas" style:font-size-complex="9.5pt" style:font-weight-complex="bold"/>
    </style:style>
    <style:style style:name="T5" style:family="text">
      <style:text-properties style:font-name="Consolas" style:font-name-asian="Consolas" style:font-name-complex="Consolas"/>
    </style:style>
    <style:style style:name="T6" style:family="text">
      <style:text-properties style:font-name="Consolas" fo:font-weight="bold" style:font-name-asian="Consolas" style:font-weight-asian="bold" style:font-name-complex="Consolas" style:font-weight-complex="bold"/>
    </style:style>
    <style:style style:name="T7" style:family="text">
      <style:text-properties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weight="bold" style:font-weight-asian="bold" style:font-weight-complex="bold"/>
    </style:style>
    <style:style style:name="T10" style:family="text">
      <style:text-properties style:text-position="-33% 58%" fo:font-size="16pt" fo:language="en" fo:country="US" fo:font-weight="normal" style:font-size-asian="16pt" style:font-weight-asian="normal" style:font-size-complex="16pt" style:font-weight-complex="normal"/>
    </style:style>
    <style:style style:name="T11" style:family="text">
      <style:text-properties fo:font-size="16pt" fo:language="en" fo:country="US" fo:font-weight="normal" style:font-size-asian="16pt" style:font-weight-asian="normal" style:font-size-complex="16pt" style:font-weight-complex="normal"/>
    </style:style>
    <style:style style:name="T12" style:family="text">
      <style:text-properties fo:color="#000000" style:font-name="Consolas" fo:font-size="12pt" fo:font-weight="bold" style:font-name-asian="Consolas" style:font-size-asian="12pt" style:font-weight-asian="bold" style:font-name-complex="Consolas" style:font-size-complex="12pt" style:font-weight-complex="bold"/>
    </style:style>
    <style:style style:name="T13" style:family="text">
      <style:text-properties fo:color="#000000" style:font-name-asian="Consolas" style:font-name-complex="Consolas"/>
    </style:style>
    <style:style style:name="T14" style:family="text">
      <style:text-properties fo:color="#000000" fo:font-weight="bold" style:font-name-asian="Consolas" style:font-weight-asian="bold" style:font-name-complex="Consolas" style:font-weight-complex="bold"/>
    </style:style>
    <style:style style:name="T15" style:family="text">
      <style:text-properties fo:language="ru" fo:country="RU"/>
    </style:style>
    <style:style style:name="T16" style:family="text">
      <style:text-properties fo:language="ru" fo:country="RU" fo:font-weight="bold" style:font-weight-asian="bold" style:font-weight-complex="bold"/>
    </style:style>
    <style:style style:name="T17" style:family="text">
      <style:text-properties fo:font-size="9.5pt" style:font-name-asian="Consolas" style:font-size-asian="9.5pt" style:font-name-complex="Consolas" style:font-size-complex="9.5pt"/>
    </style:style>
    <style:style style:name="T18" style:family="text">
      <style:text-properties fo:color="#800000" style:font-name-asian="Consolas" style:font-name-complex="Consolas"/>
    </style:style>
    <style:style style:name="T19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8">Команда</text:p>
          </table:table-cell>
          <table:table-cell table:style-name="Таблица1.B1" office:value-type="string">
            <text:p text:style-name="P18">Вызов</text:p>
          </table:table-cell>
        </table:table-row>
        <table:table-row>
          <table:table-cell table:style-name="Таблица1.A2" office:value-type="string">
            <text:p text:style-name="P16">Создание переменных</text:p>
          </table:table-cell>
          <table:table-cell table:style-name="Таблица1.B2" office:value-type="string">
            <text:p text:style-name="P2"><text:span text:style-name="T1">int</text:span><text:span text:style-name="T1"> n = 5;</text:span></text:p>
            <text:p text:style-name="P2"><text:span text:style-name="T1">double</text:span><text:span text:style-name="T1"> d = 3.14;</text:span></text:p>
            <text:p text:style-name="P2"><text:span text:style-name="T1">bool</text:span><text:span text:style-name="T1"> b = </text:span><text:span text:style-name="T1">true</text:span><text:span text:style-name="T1">;</text:span></text:p>
            <text:p text:style-name="P2"><text:span text:style-name="T1">char</text:span><text:span text:style-name="T1"> c = </text:span><text:span text:style-name="T1">'x'</text:span><text:span text:style-name="T1">;</text:span></text:p>
            <text:p text:style-name="P2"><text:span text:style-name="T1">string</text:span><text:span text:style-name="T1"> s = </text:span><text:span text:style-name="T1">"Hello world"</text:span><text:span text:style-name="T1">;</text:span></text:p>
          </table:table-cell>
        </table:table-row>
        <table:table-row>
          <table:table-cell table:style-name="Таблица1.B2" table:number-columns-spanned="2" office:value-type="string">
            <text:p text:style-name="P18">Операции ввода и вывода</text:p>
          </table:table-cell>
          <table:covered-table-cell/>
        </table:table-row>
        <table:table-row>
          <table:table-cell table:style-name="Таблица1.A2" office:value-type="string">
            <text:p text:style-name="P16">Вывод на экран</text:p>
          </table:table-cell>
          <table:table-cell table:style-name="Таблица1.B2" office:value-type="string">
            <text:p text:style-name="P22"><text:span text:style-name="T1">Console</text:span><text:span text:style-name="T1">.WriteLine(s);</text:span></text:p>
            <text:p text:style-name="P22"><text:span text:style-name="T1">Console</text:span><text:span text:style-name="T1">.WriteLine(s + </text:span><text:span text:style-name="T1">" <text:s/>"</text:span><text:span text:style-name="T1"> + n);</text:span></text:p>
          </table:table-cell>
        </table:table-row>
        <table:table-row>
          <table:table-cell table:style-name="Таблица1.A2" office:value-type="string">
            <text:p text:style-name="P16">Ввод строк</text:p>
          </table:table-cell>
          <table:table-cell table:style-name="Таблица1.B2" office:value-type="string">
            <text:p text:style-name="P2"><text:span text:style-name="T1">string</text:span><text:span text:style-name="T1"> s1 = </text:span><text:span text:style-name="T1">Console</text:span><text:span text:style-name="T1">.ReadLine();</text:span></text:p>
            <text:p text:style-name="P2"><text:span text:style-name="T1">string</text:span><text:span text:style-name="T1"> s2 = </text:span><text:span text:style-name="T1">Console</text:span><text:span text:style-name="T1">.ReadLine();</text:span></text:p>
          </table:table-cell>
        </table:table-row>
        <table:table-row>
          <table:table-cell table:style-name="Таблица1.A2" office:value-type="string">
            <text:p text:style-name="P16">Ввод целых чисел</text:p>
            <text:p text:style-name="P16">( путём преобразования строки в число )</text:p>
          </table:table-cell>
          <table:table-cell table:style-name="Таблица1.B2" office:value-type="string">
            <text:p text:style-name="P2"><text:span text:style-name="T1">int</text:span><text:span text:style-name="T1"> n1 = </text:span><text:span text:style-name="T1">int</text:span><text:span text:style-name="T1">.Parse( </text:span><text:span text:style-name="T1">Console</text:span><text:span text:style-name="T1">.ReadLine() );</text:span></text:p>
            <text:p text:style-name="P2"><text:span text:style-name="T1">int</text:span><text:span text:style-name="T1"> n2 = </text:span><text:span text:style-name="T1">int</text:span><text:span text:style-name="T1">.Parse( </text:span><text:span text:style-name="T1">Console</text:span><text:span text:style-name="T1">.ReadLine() );</text:span></text:p>
          </table:table-cell>
        </table:table-row>
        <table:table-row>
          <table:table-cell table:style-name="Таблица1.A2" office:value-type="string">
            <text:p text:style-name="P16">Ввод вещественных чисел</text:p>
            <text:p text:style-name="P16"/>
            <text:p text:style-name="P16">пример ввода:</text:p>
            <text:p text:style-name="P23">3,14</text:p>
            <text:p text:style-name="P23">5,25</text:p>
          </table:table-cell>
          <table:table-cell table:style-name="Таблица1.B2" office:value-type="string">
            <text:p text:style-name="P2"><text:span text:style-name="T1">double</text:span><text:span text:style-name="T1"> d1 = </text:span><text:span text:style-name="T1">double</text:span><text:span text:style-name="T1">.Parse( </text:span><text:span text:style-name="T1">Console</text:span><text:span text:style-name="T1">.ReadLine() );</text:span></text:p>
            <text:p text:style-name="P2"><text:span text:style-name="T1">double</text:span><text:span text:style-name="T1"> d2 = </text:span><text:span text:style-name="T1">double</text:span><text:span text:style-name="T1">.Parse( </text:span><text:span text:style-name="T1">Console</text:span><text:span text:style-name="T1">.ReadLine() );</text:span></text:p>
          </table:table-cell>
        </table:table-row>
        <table:table-row>
          <table:table-cell table:style-name="Таблица1.B2" table:number-columns-spanned="2" office:value-type="string">
            <text:p text:style-name="P17">Арифметические операции с числами такие же, как и в <text:span text:style-name="T8">C++</text:span></text:p>
            <text:p text:style-name="P19"><text:s text:c="3"/>+ <text:s/>- <text:s/>/ <text:s text:c="2"/>* <text:s/>%</text:p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17">Циклы такие же, как и в <text:span text:style-name="T8">C++</text:span></text:p>
            <text:p text:style-name="P21"><text:s text:c="3"/>for <text:s text:c="2"/>while</text:p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19">Логические операции такие же, как и в <text:span text:style-name="T8">C++</text:span></text:p>
            <text:p text:style-name="P21"><text:s text:c="3"/>if <text:s text:c="3"/>else <text:s text:c="3"/>== <text:s text:c="4"/>!= <text:s text:c="3"/>&amp;&amp; <text:s text:c="4"/>||</text:p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18">Математические операции</text:p>
          </table:table-cell>
          <table:covered-table-cell/>
        </table:table-row>
        <table:table-row>
          <table:table-cell table:style-name="Таблица1.A2" office:value-type="string">
            <text:p text:style-name="P16">Модуль числа</text:p>
          </table:table-cell>
          <table:table-cell table:style-name="Таблица1.B2" office:value-type="string">
            <text:p text:style-name="P22"><text:span text:style-name="T1">double</text:span><text:span text:style-name="T1"> ans = </text:span><text:span text:style-name="T1">Math</text:span><text:span text:style-name="T1">.Abs(d);</text:span></text:p>
          </table:table-cell>
        </table:table-row>
        <table:table-row>
          <table:table-cell table:style-name="Таблица1.A2" office:value-type="string">
            <text:p text:style-name="P24">Синус угла в радианах</text:p>
          </table:table-cell>
          <table:table-cell table:style-name="Таблица1.B2" office:value-type="string">
            <text:p text:style-name="P22"><text:span text:style-name="T1">double</text:span><text:span text:style-name="T1"> ans = </text:span><text:span text:style-name="T1">Math</text:span><text:span text:style-name="T1">.Sin(d);</text:span></text:p>
          </table:table-cell>
        </table:table-row>
        <table:table-row>
          <table:table-cell table:style-name="Таблица1.A2" office:value-type="string">
            <text:p text:style-name="P16">Косинус угла в радианах</text:p>
          </table:table-cell>
          <table:table-cell table:style-name="Таблица1.B2" office:value-type="string">
            <text:p text:style-name="P22"><text:span text:style-name="T1">double</text:span><text:span text:style-name="T1"> ans = </text:span><text:span text:style-name="T1">Math</text:span><text:span text:style-name="T1">.Cos(d);</text:span></text:p>
          </table:table-cell>
        </table:table-row>
        <table:table-row>
          <table:table-cell table:style-name="Таблица1.A2" office:value-type="string">
            <text:p text:style-name="P16">Возведение в степень</text:p>
          </table:table-cell>
          <table:table-cell table:style-name="Таблица1.B2" office:value-type="string">
            <text:p text:style-name="P22"><text:span text:style-name="T1">double</text:span><text:span text:style-name="T1"> ans = </text:span><text:span text:style-name="T1">Math</text:span><text:span text:style-name="T1">.Pow(d1, d2);</text:span></text:p>
          </table:table-cell>
        </table:table-row>
        <table:table-row>
          <table:table-cell table:style-name="Таблица1.A2" office:value-type="string">
            <text:p text:style-name="P16">Корень числа</text:p>
          </table:table-cell>
          <table:table-cell table:style-name="Таблица1.B2" office:value-type="string">
            <text:p text:style-name="P22"><text:span text:style-name="T1">double</text:span><text:span text:style-name="T1"> ans = </text:span><text:span text:style-name="T1">Math</text:span><text:span text:style-name="T1">.Sqrt(d);</text:span></text:p>
          </table:table-cell>
        </table:table-row>
        <table:table-row>
          <table:table-cell table:style-name="Таблица1.A2" office:value-type="string">
            <text:p text:style-name="P16">Логарифм <text:s/><text:span text:style-name="T11">log</text:span><text:span text:style-name="T10">a</text:span><text:span text:style-name="T11">b</text:span></text:p>
          </table:table-cell>
          <table:table-cell table:style-name="Таблица1.B2" office:value-type="string">
            <text:p text:style-name="P22"><text:span text:style-name="T1">double</text:span><text:span text:style-name="T1"> ans = </text:span><text:span text:style-name="T1">Math</text:span><text:span text:style-name="T1">.Log10(b) / </text:span><text:span text:style-name="T1">Math</text:span><text:span text:style-name="T1">.Log10(a);</text:span></text:p>
          </table:table-cell>
        </table:table-row>
        <table:table-row>
          <table:table-cell table:style-name="Таблица1.A2" office:value-type="string">
            <text:p text:style-name="P24">Целая часть от вещественного числа</text:p>
          </table:table-cell>
          <table:table-cell table:style-name="Таблица1.B2" office:value-type="string">
            <text:p text:style-name="P5"><text:span text:style-name="T1">double</text:span><text:span text:style-name="T1"> x = 5.9;</text:span></text:p>
            <text:p text:style-name="P5"><text:span text:style-name="T1">double</text:span><text:span text:style-name="T1"> d = </text:span><text:span text:style-name="T1">Math</text:span><text:span text:style-name="T1">.Floor(x);</text:span></text:p>
          </table:table-cell>
        </table:table-row>
        <table:table-row>
          <table:table-cell table:style-name="Таблица1.B2" table:number-columns-spanned="2" office:value-type="string">
            <text:p text:style-name="P20">Переменные типа «Запись»</text:p>
          </table:table-cell>
          <table:covered-table-cell/>
        </table:table-row>
        <table:table-row>
          <table:table-cell table:style-name="Таблица1.A2" office:value-type="string">
            <text:p text:style-name="P16">Описание типа «Запись»</text:p>
          </table:table-cell>
          <table:table-cell table:style-name="Таблица1.B2" office:value-type="string">
            <text:p text:style-name="P2"><text:span text:style-name="T1">public</text:span><text:span text:style-name="T1"> </text:span><text:span text:style-name="T1">struct</text:span><text:span text:style-name="T1"> </text:span><text:span text:style-name="T1">zap</text:span></text:p>
            <text:p text:style-name="P3">{</text:p>
            <text:p text:style-name="P2"><text:span text:style-name="T1"><text:s text:c="4"/></text:span><text:span text:style-name="T1">public</text:span><text:span text:style-name="T1"> </text:span><text:span text:style-name="T1">int</text:span><text:span text:style-name="T1"> a;</text:span></text:p>
            <text:p text:style-name="P2"><text:span text:style-name="T1"><text:s text:c="4"/></text:span><text:span text:style-name="T1">public</text:span><text:span text:style-name="T1"> </text:span><text:span text:style-name="T1">int</text:span><text:span text:style-name="T1"> b;</text:span></text:p>
            <text:p text:style-name="P3">}; <text:s/></text:p>
          </table:table-cell>
        </table:table-row>
        <table:table-row>
          <table:table-cell table:style-name="Таблица1.A2" office:value-type="string">
            <text:p text:style-name="P16">Создание экземпляров записей</text:p>
          </table:table-cell>
          <table:table-cell table:style-name="Таблица1.B2" office:value-type="string">
            <text:p text:style-name="P2"><text:span text:style-name="T1">zap</text:span><text:span text:style-name="T1"> z1 = </text:span><text:span text:style-name="T1">new</text:span><text:span text:style-name="T1"> </text:span><text:span text:style-name="T1">zap</text:span><text:span text:style-name="T1">();</text:span></text:p>
            <text:p text:style-name="P2"><text:span text:style-name="T1">zap</text:span><text:span text:style-name="T1"> z2 = </text:span><text:span text:style-name="T1">new</text:span><text:span text:style-name="T1"> </text:span><text:span text:style-name="T1">zap</text:span><text:span text:style-name="T1">();</text:span></text:p>
          </table:table-cell>
        </table:table-row>
        <table:table-row table:style-name="Таблица1.22">
          <table:table-cell table:style-name="Таблица1.A2" office:value-type="string">
            <text:p text:style-name="P16">Работа с записями</text:p>
          </table:table-cell>
          <table:table-cell table:style-name="Таблица1.B2" office:value-type="string">
            <text:p text:style-name="P3">z1.a = 5;</text:p>
            <text:p text:style-name="P3">z1.b = 7;</text:p>
            <text:p text:style-name="P3"/>
            <text:p text:style-name="P3">z2.a = 50;</text:p>
            <text:p text:style-name="P3">z2.b = 70;</text:p>
          </table:table-cell>
        </table:table-row>
        <text:soft-page-break/>
        <table:table-row>
          <table:table-cell table:style-name="Таблица1.B2" table:number-columns-spanned="2" office:value-type="string">
            <text:p text:style-name="P18">Массивы</text:p>
          </table:table-cell>
          <table:covered-table-cell/>
        </table:table-row>
        <table:table-row>
          <table:table-cell table:style-name="Таблица1.A2" office:value-type="string">
            <text:p text:style-name="P16">Создание целочисленного массива с длиной <text:span text:style-name="T9">n</text:span></text:p>
          </table:table-cell>
          <table:table-cell table:style-name="Таблица1.B2" office:value-type="string">
            <text:p text:style-name="P22"><text:span text:style-name="T1">int</text:span><text:span text:style-name="T1"> [] mass = </text:span><text:span text:style-name="T1">new</text:span><text:span text:style-name="T1"> </text:span><text:span text:style-name="T1">int</text:span><text:span text:style-name="T1">[n];</text:span></text:p>
          </table:table-cell>
        </table:table-row>
        <table:table-row>
          <table:table-cell table:style-name="Таблица1.A2" office:value-type="string">
            <text:p text:style-name="P16">Считываем элементы массива</text:p>
          </table:table-cell>
          <table:table-cell table:style-name="Таблица1.B2" office:value-type="string">
            <text:p text:style-name="P2"><text:span text:style-name="T1">for</text:span><text:span text:style-name="T1"> (</text:span><text:span text:style-name="T1">int</text:span><text:span text:style-name="T1"> i = 0; i &lt; n; i++)</text:span></text:p>
            <text:p text:style-name="P3">{</text:p>
            <text:p text:style-name="P2"><text:span text:style-name="T1"><text:s text:c="4"/>mass[i] = </text:span><text:span text:style-name="T1">int</text:span><text:span text:style-name="T1">.Parse(</text:span><text:span text:style-name="T1">Console</text:span><text:span text:style-name="T1">.ReadLine());</text:span></text:p>
            <text:p text:style-name="P3">}</text:p>
          </table:table-cell>
        </table:table-row>
        <table:table-row>
          <table:table-cell table:style-name="Таблица1.B2" table:number-columns-spanned="2" office:value-type="string">
            <text:p text:style-name="P18">Массив записей</text:p>
          </table:table-cell>
          <table:covered-table-cell/>
        </table:table-row>
        <table:table-row>
          <table:table-cell table:style-name="Таблица1.A2" office:value-type="string">
            <text:p text:style-name="P16">Создаём массив записей</text:p>
          </table:table-cell>
          <table:table-cell table:style-name="Таблица1.B2" office:value-type="string">
            <text:p text:style-name="P26">zap [] array = new zap[n];</text:p>
          </table:table-cell>
        </table:table-row>
        <table:table-row>
          <table:table-cell table:style-name="Таблица1.A2" office:value-type="string">
            <text:p text:style-name="P16">Считываем содержимое массива записей</text:p>
          </table:table-cell>
          <table:table-cell table:style-name="Таблица1.B2" office:value-type="string">
            <text:p text:style-name="P2"><text:span text:style-name="T1">for</text:span><text:span text:style-name="T1"> (</text:span><text:span text:style-name="T1">int</text:span><text:span text:style-name="T1"> i = 0; i &lt; n; i++)</text:span></text:p>
            <text:p text:style-name="P3">{</text:p>
            <text:p text:style-name="P2"><text:span text:style-name="T1"><text:s text:c="3"/>array[i].a = </text:span><text:span text:style-name="T1">int</text:span><text:span text:style-name="T1">.Parse(</text:span><text:span text:style-name="T1">Console</text:span><text:span text:style-name="T1">.ReadLine());</text:span></text:p>
            <text:p text:style-name="P2"><text:span text:style-name="T1"><text:s text:c="3"/>array[i].b = </text:span><text:span text:style-name="T1">int</text:span><text:span text:style-name="T1">.Parse(</text:span><text:span text:style-name="T1">Console</text:span><text:span text:style-name="T1">.ReadLine());</text:span></text:p>
            <text:p text:style-name="P3">}</text:p>
          </table:table-cell>
        </table:table-row>
        <table:table-row>
          <table:table-cell table:style-name="Таблица1.B2" table:number-columns-spanned="2" office:value-type="string">
            <text:p text:style-name="P18">Двумерный массив</text:p>
          </table:table-cell>
          <table:covered-table-cell/>
        </table:table-row>
        <table:table-row>
          <table:table-cell table:style-name="Таблица1.A2" office:value-type="string">
            <text:p text:style-name="P16">Описываем целочисленный двумерный массив</text:p>
          </table:table-cell>
          <table:table-cell table:style-name="Таблица1.B2" office:value-type="string">
            <text:p text:style-name="P22"><text:span text:style-name="T1">int</text:span><text:span text:style-name="T1"> [,] mass = </text:span><text:span text:style-name="T1">new</text:span><text:span text:style-name="T1"> </text:span><text:span text:style-name="T1">int</text:span><text:span text:style-name="T1">[n,m];</text:span></text:p>
          </table:table-cell>
        </table:table-row>
        <table:table-row table:style-name="Таблица1.31">
          <table:table-cell table:style-name="Таблица1.A2" office:value-type="string">
            <text:p text:style-name="P16">Считываем элементы двумерного массива</text:p>
          </table:table-cell>
          <table:table-cell table:style-name="Таблица1.B2" office:value-type="string">
            <text:p text:style-name="P2"><text:span text:style-name="T1"><text:s/></text:span><text:span text:style-name="T1">for</text:span><text:span text:style-name="T1"> (i = 0; i &lt; n; i++)</text:span></text:p>
            <text:p text:style-name="P2"><text:span text:style-name="T1"><text:s text:c="3"/></text:span><text:span text:style-name="T1">for</text:span><text:span text:style-name="T1"> (j = 0; j &lt; m; j++)</text:span></text:p>
            <text:p text:style-name="P2"><text:span text:style-name="T1"><text:s text:c="6"/>mass[i,j] = </text:span><text:span text:style-name="T1">int</text:span><text:span text:style-name="T1">.Parse(</text:span><text:span text:style-name="T1">Console</text:span><text:span text:style-name="T1">.ReadLine());</text:span></text:p>
          </table:table-cell>
        </table:table-row>
        <table:table-row>
          <table:table-cell table:style-name="Таблица1.B2" table:number-columns-spanned="2" office:value-type="string">
            <text:p text:style-name="P18">Классы</text:p>
          </table:table-cell>
          <table:covered-table-cell/>
        </table:table-row>
        <table:table-row>
          <table:table-cell table:style-name="Таблица1.A2" office:value-type="string">
            <text:p text:style-name="P16">Описываем класс</text:p>
          </table:table-cell>
          <table:table-cell table:style-name="Таблица1.B2" office:value-type="string">
            <text:p text:style-name="P2"><text:span text:style-name="T1">class</text:span><text:span text:style-name="T1"> </text:span><text:span text:style-name="T1">summer</text:span></text:p>
            <text:p text:style-name="P3">{</text:p>
            <text:p text:style-name="P2"><text:span text:style-name="T1"><text:s text:c="4"/></text:span><text:span text:style-name="T1">public</text:span><text:span text:style-name="T1"> </text:span><text:span text:style-name="T1">int</text:span><text:span text:style-name="T1"> a, b;</text:span></text:p>
            <text:p text:style-name="P3"/>
            <text:p text:style-name="P2"><text:span text:style-name="T1"><text:s text:c="4"/></text:span><text:span text:style-name="T1">public</text:span><text:span text:style-name="T1"> summer()</text:span></text:p>
            <text:p text:style-name="P3"><text:s text:c="4"/>{</text:p>
            <text:p text:style-name="P3"><text:s text:c="8"/>a = 100;</text:p>
            <text:p text:style-name="P3"><text:s text:c="8"/>b = 100;</text:p>
            <text:p text:style-name="P3"><text:s text:c="4"/>}</text:p>
            <text:p text:style-name="P3"/>
            <text:p text:style-name="P2"><text:span text:style-name="T1"><text:s text:c="4"/></text:span><text:span text:style-name="T1">public</text:span><text:span text:style-name="T1"> </text:span><text:span text:style-name="T1">void</text:span><text:span text:style-name="T1"> init(</text:span><text:span text:style-name="T1">int</text:span><text:span text:style-name="T1"> aa, </text:span><text:span text:style-name="T1">int</text:span><text:span text:style-name="T1"> bb)</text:span></text:p>
            <text:p text:style-name="P3"><text:s text:c="4"/>{</text:p>
            <text:p text:style-name="P3"><text:s text:c="8"/>a = aa;</text:p>
            <text:p text:style-name="P3"><text:s text:c="8"/>b = bb;</text:p>
            <text:p text:style-name="P3"><text:s text:c="4"/>}</text:p>
            <text:p text:style-name="P3"/>
            <text:p text:style-name="P2"><text:span text:style-name="T1"><text:s text:c="4"/></text:span><text:span text:style-name="T1">public</text:span><text:span text:style-name="T1"> </text:span><text:span text:style-name="T1">int</text:span><text:span text:style-name="T1"> sum()</text:span></text:p>
            <text:p text:style-name="P3"><text:s text:c="4"/>{</text:p>
            <text:p text:style-name="P2"><text:span text:style-name="T1"><text:s text:c="8"/></text:span><text:span text:style-name="T1">return</text:span><text:span text:style-name="T1"> (a + b);</text:span></text:p>
            <text:p text:style-name="P3"><text:s text:c="4"/>}</text:p>
            <text:p text:style-name="P3">};</text:p>
          </table:table-cell>
        </table:table-row>
        <table:table-row>
          <table:table-cell table:style-name="Таблица1.A2" office:value-type="string">
            <text:p text:style-name="P16">Создаём экземпляр класса</text:p>
          </table:table-cell>
          <table:table-cell table:style-name="Таблица1.B2" office:value-type="string">
            <text:p text:style-name="P22"><text:span text:style-name="T1">summer</text:span><text:span text:style-name="T1"> obj = </text:span><text:span text:style-name="T1">new</text:span><text:span text:style-name="T1"> </text:span><text:span text:style-name="T1">summer</text:span><text:span text:style-name="T1">();</text:span></text:p>
          </table:table-cell>
        </table:table-row>
        <table:table-row>
          <table:table-cell table:style-name="Таблица1.A2" office:value-type="string">
            <text:p text:style-name="P16">Тестируем методы класса</text:p>
          </table:table-cell>
          <table:table-cell table:style-name="Таблица1.B2" office:value-type="string">
            <text:p text:style-name="P3">obj.init(2, 5);</text:p>
            <text:p text:style-name="P3">s = obj.sum();</text:p>
          </table:table-cell>
        </table:table-row>
        <table:table-row>
          <table:table-cell table:style-name="Таблица1.B2" table:number-columns-spanned="2" office:value-type="string">
            <text:p text:style-name="P18">Массив объектов</text:p>
          </table:table-cell>
          <table:covered-table-cell/>
        </table:table-row>
        <table:table-row table:style-name="Таблица1.37">
          <table:table-cell table:style-name="Таблица1.A2" office:value-type="string">
            <text:p text:style-name="P16">Описываем массив объектов</text:p>
          </table:table-cell>
          <table:table-cell table:style-name="Таблица1.B2" office:value-type="string">
            <text:p text:style-name="P25">Summer [] mass = new summer[n];</text:p>
            <text:p text:style-name="P25"/>
            <text:p text:style-name="P1"><text:span text:style-name="T1"><text:s/></text:span><text:span text:style-name="T1">for</text:span><text:span text:style-name="T1"> (</text:span><text:span text:style-name="T1">int</text:span><text:span text:style-name="T1"> i = 0; i &lt; n; i++)</text:span></text:p>
            <text:p text:style-name="P3"><text:s/>{</text:p>
            <text:p text:style-name="P2"><text:span text:style-name="T1"><text:s text:c="6"/>mass[i] = </text:span><text:span text:style-name="T1">new</text:span><text:span text:style-name="T1"> </text:span><text:span text:style-name="T1">summer</text:span><text:span text:style-name="T1">();</text:span></text:p>
            <text:p text:style-name="P3"><text:s/>}</text:p>
          </table:table-cell>
        </table:table-row>
        <text:soft-page-break/>
        <table:table-row>
          <table:table-cell table:style-name="Таблица1.A2" office:value-type="string">
            <text:p text:style-name="P16">Вызываем методы у элементов массива</text:p>
          </table:table-cell>
          <table:table-cell table:style-name="Таблица1.B2" office:value-type="string">
            <text:p text:style-name="P1"><text:span text:style-name="T1">for</text:span><text:span text:style-name="T1"> (</text:span><text:span text:style-name="T1">int</text:span><text:span text:style-name="T1"> i = 0; i &lt; n; i++)</text:span></text:p>
            <text:p text:style-name="P3">{</text:p>
            <text:p text:style-name="P2"><text:span text:style-name="T1"><text:s text:c="12"/></text:span><text:span text:style-name="T1">int</text:span><text:span text:style-name="T1"> sum = mass[i].sum();</text:span></text:p>
            <text:p text:style-name="P2"><text:span text:style-name="T1"><text:s text:c="12"/></text:span><text:span text:style-name="T1">Console</text:span><text:span text:style-name="T1">.WriteLine(sum);</text:span></text:p>
            <text:p text:style-name="P3">}</text:p>
          </table:table-cell>
        </table:table-row>
        <table:table-row>
          <table:table-cell table:style-name="Таблица1.B2" table:number-columns-spanned="2" office:value-type="string">
            <text:p text:style-name="P18">Преобразование типов</text:p>
          </table:table-cell>
          <table:covered-table-cell/>
        </table:table-row>
        <table:table-row>
          <table:table-cell table:style-name="Таблица1.A2" office:value-type="string">
            <text:p text:style-name="P16">Перевод из числа в строку</text:p>
          </table:table-cell>
          <table:table-cell table:style-name="Таблица1.B2" office:value-type="string">
            <text:p text:style-name="P16"><text:span text:style-name="T1">string</text:span><text:span text:style-name="T1"> s = n.ToString();</text:span></text:p>
          </table:table-cell>
        </table:table-row>
        <table:table-row>
          <table:table-cell table:style-name="Таблица1.A2" office:value-type="string">
            <text:p text:style-name="P16">Перевод из строки в целое число</text:p>
          </table:table-cell>
          <table:table-cell table:style-name="Таблица1.B2" office:value-type="string">
            <text:p text:style-name="P16"><text:span text:style-name="T1">int</text:span><text:span text:style-name="T1"> n = </text:span><text:span text:style-name="T1">int</text:span><text:span text:style-name="T1">.Parse(</text:span><text:span text:style-name="T1">"12"</text:span><text:span text:style-name="T1">);</text:span></text:p>
          </table:table-cell>
        </table:table-row>
        <table:table-row>
          <table:table-cell table:style-name="Таблица1.A2" office:value-type="string">
            <text:p text:style-name="P16">Перевод из строки в вещественное число</text:p>
          </table:table-cell>
          <table:table-cell table:style-name="Таблица1.B2" office:value-type="string">
            <text:p text:style-name="P16"><text:span text:style-name="T1">double</text:span><text:span text:style-name="T1"> d = </text:span><text:span text:style-name="T1">double</text:span><text:span text:style-name="T1">.Parse(</text:span><text:span text:style-name="T1">"3,14"</text:span><text:span text:style-name="T1">);</text:span></text:p>
          </table:table-cell>
        </table:table-row>
        <table:table-row>
          <table:table-cell table:style-name="Таблица1.B2" table:number-columns-spanned="2" office:value-type="string">
            <text:p text:style-name="P18">Строки</text:p>
          </table:table-cell>
          <table:covered-table-cell/>
        </table:table-row>
        <table:table-row>
          <table:table-cell table:style-name="Таблица1.A2" office:value-type="string">
            <text:p text:style-name="P16">Создание строки</text:p>
          </table:table-cell>
          <table:table-cell table:style-name="Таблица1.B2" office:value-type="string">
            <text:p text:style-name="P16"><text:span text:style-name="T1">string</text:span><text:span text:style-name="T1"> s = </text:span><text:span text:style-name="T1">"hello"</text:span><text:span text:style-name="T1">;</text:span></text:p>
          </table:table-cell>
        </table:table-row>
        <table:table-row>
          <table:table-cell table:style-name="Таблица1.A2" office:value-type="string">
            <text:p text:style-name="P16">Сложение строк</text:p>
          </table:table-cell>
          <table:table-cell table:style-name="Таблица1.B2" office:value-type="string">
            <text:p text:style-name="P1"><text:span text:style-name="T1">s = </text:span><text:span text:style-name="T1">"hi"</text:span><text:span text:style-name="T1"> + </text:span><text:span text:style-name="T1">"all"</text:span><text:span text:style-name="T1">;</text:span></text:p>
            <text:p text:style-name="P2"><text:span text:style-name="T1">s += </text:span><text:span text:style-name="T1">"world"</text:span><text:span text:style-name="T1">;</text:span></text:p>
          </table:table-cell>
        </table:table-row>
        <table:table-row>
          <table:table-cell table:style-name="Таблица1.A2" office:value-type="string">
            <text:p text:style-name="P16">Длина строки</text:p>
          </table:table-cell>
          <table:table-cell table:style-name="Таблица1.B2" office:value-type="string">
            <text:p text:style-name="P16"><text:span text:style-name="T1">int</text:span><text:span text:style-name="T1"> n = s.Length;</text:span></text:p>
          </table:table-cell>
        </table:table-row>
        <table:table-row>
          <table:table-cell table:style-name="Таблица1.A2" office:value-type="string">
            <text:p text:style-name="P16">Нахождение позиции подстроки в строке</text:p>
            <text:p text:style-name="P16"/>
            <text:p text:style-name="P16">или -1, если нет вхождения</text:p>
          </table:table-cell>
          <table:table-cell table:style-name="Таблица1.B2" office:value-type="string">
            <text:p text:style-name="P27"><text:span text:style-name="T1">int</text:span><text:span text:style-name="T1"> x = s.IndexOf(</text:span><text:span text:style-name="T1">"abc"</text:span><text:span text:style-name="T1">);</text:span></text:p>
          </table:table-cell>
        </table:table-row>
        <table:table-row>
          <table:table-cell table:style-name="Таблица1.A2" office:value-type="string">
            <text:p text:style-name="P16">Получить символ строки</text:p>
          </table:table-cell>
          <table:table-cell table:style-name="Таблица1.B2" office:value-type="string">
            <text:p text:style-name="P27"><text:span text:style-name="T1">char</text:span><text:span text:style-name="T1"> c = s[i];</text:span></text:p>
          </table:table-cell>
        </table:table-row>
        <table:table-row>
          <table:table-cell table:style-name="Таблица1.A2" office:value-type="string">
            <text:p text:style-name="P16">Сравнение строк</text:p>
          </table:table-cell>
          <table:table-cell table:style-name="Таблица1.B2" office:value-type="string">
            <text:p text:style-name="P4"><text:span text:style-name="T1">if (s1 </text:span><text:span text:style-name="T2">==</text:span><text:span text:style-name="T1"> s2)</text:span></text:p>
            <text:p text:style-name="P5"><text:span text:style-name="T1"><text:s text:c="2"/></text:span><text:span text:style-name="T1">Console</text:span><text:span text:style-name="T1">.WriteLine(</text:span><text:span text:style-name="T1">true</text:span><text:span text:style-name="T1">);</text:span></text:p>
            <text:p text:style-name="P6">else</text:p>
            <text:p text:style-name="P5"><text:span text:style-name="T1"><text:s text:c="2"/></text:span><text:span text:style-name="T1">Console</text:span><text:span text:style-name="T1">.WriteLine(</text:span><text:span text:style-name="T1">false</text:span><text:span text:style-name="T1">);</text:span></text:p>
          </table:table-cell>
        </table:table-row>
        <table:table-row>
          <table:table-cell table:style-name="Таблица1.A2" office:value-type="string">
            <text:p text:style-name="P16">Прибавить к концу строки символ</text:p>
          </table:table-cell>
          <table:table-cell table:style-name="Таблица1.B2" office:value-type="string">
            <text:p text:style-name="P4"><text:span text:style-name="T1">char</text:span><text:span text:style-name="T1"> c = </text:span><text:span text:style-name="T1">'X'</text:span><text:span text:style-name="T1">;</text:span></text:p>
            <text:p text:style-name="P6">s += c;</text:p>
          </table:table-cell>
        </table:table-row>
        <table:table-row>
          <table:table-cell table:style-name="Таблица1.A2" office:value-type="string">
            <text:p text:style-name="P16">Разбить строку на слова и сохранить их в массив</text:p>
          </table:table-cell>
          <table:table-cell table:style-name="Таблица1.B2" office:value-type="string">
            <text:p text:style-name="P4"><text:span text:style-name="T1">string</text:span><text:span text:style-name="T1">[] mass = s.Split(</text:span><text:span text:style-name="T1">' '</text:span><text:span text:style-name="T1">);</text:span></text:p>
          </table:table-cell>
        </table:table-row>
        <table:table-row>
          <table:table-cell table:style-name="Таблица1.A2" office:value-type="string">
            <text:p text:style-name="P16">Количество слов (длина массива)</text:p>
          </table:table-cell>
          <table:table-cell table:style-name="Таблица1.B2" office:value-type="string">
            <text:p text:style-name="P4"><text:span text:style-name="T1">int</text:span><text:span text:style-name="T1"> kol = mass.Length;</text:span></text:p>
          </table:table-cell>
        </table:table-row>
        <table:table-row>
          <table:table-cell table:style-name="Таблица1.B2" table:number-columns-spanned="2" office:value-type="string">
            <text:p text:style-name="P18">Наследование</text:p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27">Опишем класс прямоугольник</text:p>
            <text:p text:style-name="P27"/>
            <text:p text:style-name="P4"><text:span text:style-name="T1">class</text:span><text:span text:style-name="T1"> </text:span><text:span text:style-name="T1">kv</text:span></text:p>
            <text:p text:style-name="P6">{</text:p>
            <text:p text:style-name="P5"><text:span text:style-name="T1"><text:s text:c="4"/></text:span><text:span text:style-name="T1">public</text:span><text:span text:style-name="T1"> </text:span><text:span text:style-name="T1">int</text:span><text:span text:style-name="T1"> a, b;</text:span></text:p>
            <text:p text:style-name="P5"><text:span text:style-name="T1"><text:s text:c="4"/></text:span><text:span text:style-name="T1">public</text:span><text:span text:style-name="T1"> </text:span><text:span text:style-name="T1">void</text:span><text:span text:style-name="T1"> init(</text:span><text:span text:style-name="T1">int</text:span><text:span text:style-name="T1"> aa, </text:span><text:span text:style-name="T1">int</text:span><text:span text:style-name="T1"> bb) { a = aa; <text:s/>b = bb; }</text:span></text:p>
            <text:p text:style-name="P5"><text:span text:style-name="T1"><text:s text:c="4"/></text:span><text:span text:style-name="T1">public</text:span><text:span text:style-name="T1"> </text:span><text:span text:style-name="T1">int</text:span><text:span text:style-name="T1"> getSquare() { </text:span><text:span text:style-name="T1">int</text:span><text:span text:style-name="T1"> ans = a * b; </text:span><text:span text:style-name="T1">return</text:span><text:span text:style-name="T1"> ans; }</text:span></text:p>
            <text:p text:style-name="P6">};</text:p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27">Опишем класс комната и унаследуем поля и методы класса прямоугольник</text:p>
            <text:p text:style-name="P27"/>
            <text:p text:style-name="P5"><text:span text:style-name="T1">class</text:span><text:span text:style-name="T1"> </text:span><text:span text:style-name="T1">room</text:span><text:span text:style-name="T1"> : </text:span><text:span text:style-name="T1">kv</text:span></text:p>
            <text:p text:style-name="P6">{</text:p>
            <text:p text:style-name="P5"><text:span text:style-name="T1"><text:s text:c="4"/></text:span><text:span text:style-name="T1">public</text:span><text:span text:style-name="T1"> </text:span><text:span text:style-name="T1">int</text:span><text:span text:style-name="T1"> h;</text:span></text:p>
            <text:p text:style-name="P5"><text:span text:style-name="T1"><text:s text:c="4"/></text:span><text:span text:style-name="T1">public</text:span><text:span text:style-name="T1"> </text:span><text:span text:style-name="T1">void</text:span><text:span text:style-name="T1"> setH(</text:span><text:span text:style-name="T1">int</text:span><text:span text:style-name="T1"> hh) { h = hh; }</text:span></text:p>
            <text:p text:style-name="P5"><text:span text:style-name="T1"><text:s text:c="4"/></text:span><text:span text:style-name="T1">public</text:span><text:span text:style-name="T1"> </text:span><text:span text:style-name="T1">int</text:span><text:span text:style-name="T1"> getV() { </text:span><text:span text:style-name="T1">int</text:span><text:span text:style-name="T1"> ans = h * getSquare(); </text:span><text:span text:style-name="T1">return</text:span><text:span text:style-name="T1"> ans; }</text:span></text:p>
            <text:p text:style-name="P6">};</text:p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27">Тестируем экземпляр класса комната</text:p>
            <text:p text:style-name="P27"/>
            <text:p text:style-name="P5"><text:span text:style-name="T1">room</text:span><text:span text:style-name="T1"> r = </text:span><text:span text:style-name="T1">new</text:span><text:span text:style-name="T1"> </text:span><text:span text:style-name="T1">room</text:span><text:span text:style-name="T1">();</text:span></text:p>
            <text:p text:style-name="P6">r.init(5, 3);</text:p>
            <text:p text:style-name="P6">r.setH(10);</text:p>
            <text:p text:style-name="P5"><text:span text:style-name="T1">int</text:span><text:span text:style-name="T1"> ans = r.getV();</text:span></text:p>
          </table:table-cell>
          <table:covered-table-cell/>
        </table:table-row>
        <text:soft-page-break/>
        <table:table-row>
          <table:table-cell table:style-name="Таблица1.B2" table:number-columns-spanned="2" office:value-type="string">
            <text:p text:style-name="P38">Процедуры и функции</text:p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40">Создание и тестирование функции, считающей сумму двух чисел</text:p>
            <text:p text:style-name="P40"/>
            <text:p text:style-name="P10"><text:span text:style-name="T1">using</text:span><text:span text:style-name="T1"> System;</text:span></text:p>
            <text:p text:style-name="P5"><text:span text:style-name="T1">using</text:span><text:span text:style-name="T1"> System.Collections.Generic;</text:span></text:p>
            <text:p text:style-name="P5"><text:span text:style-name="T1">using</text:span><text:span text:style-name="T1"> System.Linq;</text:span></text:p>
            <text:p text:style-name="P5"><text:span text:style-name="T1">using</text:span><text:span text:style-name="T1"> System.Text;</text:span></text:p>
            <text:p text:style-name="P5"><text:span text:style-name="T1">using</text:span><text:span text:style-name="T1"> System.Threading.Tasks;</text:span></text:p>
            <text:p text:style-name="P6"/>
            <text:p text:style-name="P5"><text:span text:style-name="T1">namespace</text:span><text:span text:style-name="T1"> ConsoleApplication1</text:span></text:p>
            <text:p text:style-name="P6">{</text:p>
            <text:p text:style-name="P5"><text:span text:style-name="T1"><text:s text:c="4"/></text:span><text:span text:style-name="T1">class</text:span><text:span text:style-name="T1"> </text:span><text:span text:style-name="T1">Program</text:span></text:p>
            <text:p text:style-name="P6"><text:s text:c="4"/>{</text:p>
            <text:p text:style-name="P5"><text:span text:style-name="T1"><text:s text:c="8"/></text:span><text:span text:style-name="T2">public static int sum(int x, int y)</text:span></text:p>
            <text:p text:style-name="P7"><text:s text:c="8"/>{</text:p>
            <text:p text:style-name="P11"><text:span text:style-name="T1"><text:s text:c="12"/></text:span><text:span text:style-name="T1">int</text:span><text:span text:style-name="T1"> ans = x + y;</text:span></text:p>
            <text:p text:style-name="P11"><text:span text:style-name="T1"><text:s text:c="12"/></text:span><text:span text:style-name="T1">return</text:span><text:span text:style-name="T1"> ans;</text:span></text:p>
            <text:p text:style-name="P7"><text:s text:c="8"/>}</text:p>
            <text:p text:style-name="P6"/>
            <text:p text:style-name="P5"><text:span text:style-name="T1"><text:s text:c="8"/></text:span><text:span text:style-name="T1">static</text:span><text:span text:style-name="T1"> </text:span><text:span text:style-name="T1">void</text:span><text:span text:style-name="T1"> Main(</text:span><text:span text:style-name="T1">string</text:span><text:span text:style-name="T1">[] args)</text:span></text:p>
            <text:p text:style-name="P6"><text:s text:c="8"/>{</text:p>
            <text:p text:style-name="P5"><text:span text:style-name="T1"><text:s text:c="12"/></text:span><text:span text:style-name="T2">int ans = sum(10, 15);</text:span></text:p>
            <text:p text:style-name="P5"><text:span text:style-name="T1"><text:s text:c="12"/></text:span><text:span text:style-name="T1">Console</text:span><text:span text:style-name="T1">.WriteLine(ans);</text:span></text:p>
            <text:p text:style-name="P5"><text:span text:style-name="T1"><text:s text:c="12"/></text:span><text:span text:style-name="T1">String</text:span><text:span text:style-name="T1"> last = </text:span><text:span text:style-name="T1">Console</text:span><text:span text:style-name="T1">.ReadLine();</text:span></text:p>
            <text:p text:style-name="P6"><text:s text:c="8"/>}</text:p>
            <text:p text:style-name="P6"><text:s text:c="4"/>}</text:p>
            <text:p text:style-name="P6">}</text:p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39">Текстовые файлы</text:p>
          </table:table-cell>
          <table:covered-table-cell/>
        </table:table-row>
        <table:table-row>
          <table:table-cell table:style-name="Таблица1.A2" office:value-type="string">
            <text:p text:style-name="P27">Подключаем библиотеку</text:p>
          </table:table-cell>
          <table:table-cell table:style-name="Таблица1.B2" office:value-type="string">
            <text:p text:style-name="P29"><text:span text:style-name="T1">using</text:span><text:span text:style-name="T1"> System.IO;</text:span></text:p>
          </table:table-cell>
        </table:table-row>
        <table:table-row>
          <table:table-cell table:style-name="Таблица1.A2" office:value-type="string">
            <text:p text:style-name="P27">Создаём потоковую переменную</text:p>
            <text:p text:style-name="P27">( для перезаписи и добавления строк )</text:p>
          </table:table-cell>
          <table:table-cell table:style-name="Таблица1.B2" office:value-type="string">
            <text:p text:style-name="P29"><text:span text:style-name="T1">StreamWriter</text:span><text:span text:style-name="T1"> f;</text:span></text:p>
          </table:table-cell>
        </table:table-row>
        <table:table-row>
          <table:table-cell table:style-name="Таблица1.A2" office:value-type="string">
            <text:p text:style-name="P27">Создание или перезапись файла</text:p>
          </table:table-cell>
          <table:table-cell table:style-name="Таблица1.B2" office:value-type="string">
            <text:p text:style-name="P5"><text:span text:style-name="T1">f = </text:span><text:span text:style-name="T1">File</text:span><text:span text:style-name="T1">.CreateText(</text:span><text:span text:style-name="T1">"myFile.txt"</text:span><text:span text:style-name="T1">);</text:span></text:p>
            <text:p text:style-name="P6">f.Close();</text:p>
          </table:table-cell>
        </table:table-row>
        <table:table-row>
          <table:table-cell table:style-name="Таблица1.A2" office:value-type="string">
            <text:p text:style-name="P27">Открытие файла для добавления строк</text:p>
          </table:table-cell>
          <table:table-cell table:style-name="Таблица1.B2" office:value-type="string">
            <text:p text:style-name="P29"><text:span text:style-name="T1">f = </text:span><text:span text:style-name="T1">File</text:span><text:span text:style-name="T1">.AppendText(</text:span><text:span text:style-name="T1">"myFile.txt"</text:span><text:span text:style-name="T1">);</text:span></text:p>
          </table:table-cell>
        </table:table-row>
        <table:table-row>
          <table:table-cell table:style-name="Таблица1.A2" office:value-type="string">
            <text:p text:style-name="P27">Запись двух строк в файл</text:p>
          </table:table-cell>
          <table:table-cell table:style-name="Таблица1.B2" office:value-type="string">
            <text:p text:style-name="P5"><text:span text:style-name="T1">f.WriteLine(</text:span><text:span text:style-name="T1">"hello big world"</text:span><text:span text:style-name="T1">);</text:span></text:p>
            <text:p text:style-name="P5"><text:span text:style-name="T1">f.WriteLine(</text:span><text:span text:style-name="T1">"My name is maxim"</text:span><text:span text:style-name="T1">);</text:span></text:p>
          </table:table-cell>
        </table:table-row>
        <table:table-row>
          <table:table-cell table:style-name="Таблица1.A2" office:value-type="string">
            <text:p text:style-name="P27">Закрыть файл</text:p>
          </table:table-cell>
          <table:table-cell table:style-name="Таблица1.B2" office:value-type="string">
            <text:p text:style-name="P28">f.Close();</text:p>
          </table:table-cell>
        </table:table-row>
        <table:table-row>
          <table:table-cell table:style-name="Таблица1.A2" office:value-type="string">
            <text:p text:style-name="P30">Проверка на существование файла</text:p>
          </table:table-cell>
          <table:table-cell table:style-name="Таблица1.B2" office:value-type="string">
            <text:p text:style-name="P29"><text:span text:style-name="T1">bool</text:span><text:span text:style-name="T1"> b = </text:span><text:span text:style-name="T1">File</text:span><text:span text:style-name="T1">.Exists(</text:span><text:span text:style-name="T1">"myFile.txt"</text:span><text:span text:style-name="T1">);</text:span></text:p>
          </table:table-cell>
        </table:table-row>
        <table:table-row>
          <table:table-cell table:style-name="Таблица1.A2" office:value-type="string">
            <text:p text:style-name="P27">Создание потоковой переменной для чтения из файла</text:p>
          </table:table-cell>
          <table:table-cell table:style-name="Таблица1.B2" office:value-type="string">
            <text:p text:style-name="P29"><text:span text:style-name="T1">StreamReader</text:span><text:span text:style-name="T1"> g;</text:span></text:p>
          </table:table-cell>
        </table:table-row>
        <table:table-row>
          <table:table-cell table:style-name="Таблица1.A2" office:value-type="string">
            <text:p text:style-name="P27">Открываем файл для чтения строк</text:p>
          </table:table-cell>
          <table:table-cell table:style-name="Таблица1.B2" office:value-type="string">
            <text:p text:style-name="P29"><text:span text:style-name="T1">g = </text:span><text:span text:style-name="T1">File</text:span><text:span text:style-name="T1">.OpenText(</text:span><text:span text:style-name="T1">"myFile.txt"</text:span><text:span text:style-name="T1">);</text:span></text:p>
          </table:table-cell>
        </table:table-row>
        <table:table-row>
          <table:table-cell table:style-name="Таблица1.A2" office:value-type="string">
            <text:p text:style-name="P27">Считываем последовательно все строки из файла</text:p>
          </table:table-cell>
          <table:table-cell table:style-name="Таблица1.B2" office:value-type="string">
            <text:p text:style-name="P5"><text:span text:style-name="T1">string</text:span><text:span text:style-name="T1"> s = </text:span><text:span text:style-name="T1">""</text:span><text:span text:style-name="T1">;</text:span></text:p>
            <text:p text:style-name="P5"><text:span text:style-name="T1">while</text:span><text:span text:style-name="T1"> ((s = g.ReadLine()) != </text:span><text:span text:style-name="T1">null</text:span><text:span text:style-name="T1">)</text:span></text:p>
            <text:p text:style-name="P6">{</text:p>
            <text:p text:style-name="P5"><text:span text:style-name="T1"><text:s text:c="4"/></text:span><text:span text:style-name="T1">Console</text:span><text:span text:style-name="T1">.WriteLine(s);</text:span></text:p>
            <text:p text:style-name="P6">}</text:p>
          </table:table-cell>
        </table:table-row>
        <table:table-row>
          <table:table-cell table:style-name="Таблица1.A2" office:value-type="string">
            <text:p text:style-name="P27">Закрываем файл</text:p>
          </table:table-cell>
          <table:table-cell table:style-name="Таблица1.B2" office:value-type="string">
            <text:p text:style-name="P28">g.Close();</text:p>
          </table:table-cell>
        </table:table-row>
        <table:table-row>
          <table:table-cell table:style-name="Таблица1.A2" office:value-type="string">
            <text:p text:style-name="Table_20_Contents">Переименовать файл</text:p>
          </table:table-cell>
          <table:table-cell table:style-name="Таблица1.B2" office:value-type="string">
            <text:p text:style-name="P29"><text:span text:style-name="T1">File</text:span><text:span text:style-name="T1">.Move(</text:span><text:span text:style-name="T1">"myFile.txt"</text:span><text:span text:style-name="T1">, </text:span><text:span text:style-name="T1">"newFile.txt"</text:span><text:span text:style-name="T1">);</text:span></text:p>
          </table:table-cell>
        </table:table-row>
        <table:table-row>
          <table:table-cell table:style-name="Таблица1.A2" office:value-type="string">
            <text:p text:style-name="P27">Удалить файл</text:p>
          </table:table-cell>
          <table:table-cell table:style-name="Таблица1.B2" office:value-type="string">
            <text:p text:style-name="P27"><text:span text:style-name="T1">File</text:span><text:span text:style-name="T1">.Delete(</text:span><text:span text:style-name="T1">"myFile.txt"</text:span><text:span text:style-name="T1">);</text:span></text:p>
          </table:table-cell>
        </table:table-row>
        <table:table-row>
          <table:table-cell table:style-name="Таблица1.B2" table:number-columns-spanned="2" office:value-type="string">
            <text:p text:style-name="P31">Типизированные файлы</text:p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41">Создание или перезапись файла</text:p>
            <text:p text:style-name="P30"><text:soft-page-break/></text:p>
            <text:p text:style-name="P29"><text:span text:style-name="T1">BinaryWriter</text:span><text:span text:style-name="T1"> w = </text:span><text:span text:style-name="T1">new</text:span><text:span text:style-name="T1"> </text:span><text:span text:style-name="T1">BinaryWriter</text:span><text:span text:style-name="T1">(</text:span><text:span text:style-name="T1">File</text:span><text:span text:style-name="T1">.Open(</text:span><text:span text:style-name="T1">"myFile.dat"</text:span><text:span text:style-name="T1">, </text:span><text:span text:style-name="T1">FileMode</text:span><text:span text:style-name="T1">.Create)); <text:s/></text:span></text:p>
            <text:p text:style-name="P28">w.Close(); </text:p>
            <text:p text:style-name="P28"/>
          </table:table-cell>
          <table:covered-table-cell/>
        </table:table-row>
        <table:table-row table:style-name="Таблица1.75">
          <table:table-cell table:style-name="Таблица1.B2" table:number-columns-spanned="2" office:value-type="string">
            <text:p text:style-name="Table_20_Contents">Открытие файла для добавление записей</text:p>
            <text:p text:style-name="Table_20_Contents"/>
            <text:p text:style-name="P29"><text:span text:style-name="T1">BinaryWriter</text:span><text:span text:style-name="T1"> w = </text:span><text:span text:style-name="T1">new</text:span><text:span text:style-name="T1"> </text:span><text:span text:style-name="T1">BinaryWriter</text:span><text:span text:style-name="T1">(</text:span><text:span text:style-name="T1">File</text:span><text:span text:style-name="T1">.Open(</text:span><text:span text:style-name="T1">"myFile.dat"</text:span><text:span text:style-name="T1">, </text:span><text:span text:style-name="T1">FileMode</text:span><text:span text:style-name="T1">.Append)); </text:span></text:p>
          </table:table-cell>
          <table:covered-table-cell/>
        </table:table-row>
        <table:table-row>
          <table:table-cell table:style-name="Таблица1.A2" office:value-type="string">
            <text:p text:style-name="P27">Добавление записи в файл</text:p>
          </table:table-cell>
          <table:table-cell table:style-name="Таблица1.B2" office:value-type="string">
            <text:p text:style-name="P6">w.Write(z.n);</text:p>
            <text:p text:style-name="P6">w.Write(z.s);</text:p>
          </table:table-cell>
        </table:table-row>
        <table:table-row>
          <table:table-cell table:style-name="Таблица1.A2" office:value-type="string">
            <text:p text:style-name="P27">Закрыть файл</text:p>
          </table:table-cell>
          <table:table-cell table:style-name="Таблица1.B2" office:value-type="string">
            <text:p text:style-name="P28">w.Close();</text:p>
          </table:table-cell>
        </table:table-row>
        <table:table-row>
          <table:table-cell table:style-name="Таблица1.B2" table:number-columns-spanned="2" office:value-type="string">
            <text:p text:style-name="P27">Открыть файл для чтения</text:p>
            <text:p text:style-name="P27"/>
            <text:p text:style-name="P29"><text:span text:style-name="T1">BinaryReader</text:span><text:span text:style-name="T1"> r = </text:span><text:span text:style-name="T1">new</text:span><text:span text:style-name="T1"> </text:span><text:span text:style-name="T1">BinaryReader</text:span><text:span text:style-name="T1">(</text:span><text:span text:style-name="T1">File</text:span><text:span text:style-name="T1">.Open(</text:span><text:span text:style-name="T1">"myFile.dat"</text:span><text:span text:style-name="T1">, </text:span><text:span text:style-name="T1">FileMode</text:span><text:span text:style-name="T1">.Open));</text:span></text:p>
            <text:p text:style-name="P28"/>
          </table:table-cell>
          <table:covered-table-cell/>
        </table:table-row>
        <table:table-row>
          <table:table-cell table:style-name="Таблица1.A2" office:value-type="string">
            <text:p text:style-name="P27">Считываем несколько записей и выводим их содержимое на экран</text:p>
          </table:table-cell>
          <table:table-cell table:style-name="Таблица1.B2" office:value-type="string">
            <text:p text:style-name="P11"><text:span text:style-name="T1">for</text:span><text:span text:style-name="T1"> (</text:span><text:span text:style-name="T1">int</text:span><text:span text:style-name="T1"> i = 0; i &lt; n; i++)</text:span></text:p>
            <text:p text:style-name="P6">{</text:p>
            <text:p text:style-name="P6"><text:s text:c="4"/>z.n = r.ReadInt32();</text:p>
            <text:p text:style-name="P6"><text:s text:c="4"/>z.s = r.ReadString();</text:p>
            <text:p text:style-name="P6"/>
            <text:p text:style-name="P5"><text:span text:style-name="T1"><text:s text:c="4"/></text:span><text:span text:style-name="T1">Console</text:span><text:span text:style-name="T1">.WriteLine(z.n + </text:span><text:span text:style-name="T1">" <text:s text:c="2"/>"</text:span><text:span text:style-name="T1"> + z.s);</text:span></text:p>
            <text:p text:style-name="P6">}</text:p>
          </table:table-cell>
        </table:table-row>
        <table:table-row>
          <table:table-cell table:style-name="Таблица1.A2" office:value-type="string">
            <text:p text:style-name="P27">Закрыть файл</text:p>
          </table:table-cell>
          <table:table-cell table:style-name="Таблица1.B2" office:value-type="string">
            <text:p text:style-name="P28">r.Close();</text:p>
          </table:table-cell>
        </table:table-row>
        <table:table-row>
          <table:table-cell table:style-name="Таблица1.B2" table:number-columns-spanned="2" office:value-type="string">
            <text:p text:style-name="P31">Перегрузка функций</text:p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27">Опишем две функции с одинаковым названием</text:p>
            <text:p text:style-name="P27"/>
            <text:p text:style-name="P5"><text:span text:style-name="T1"><text:s text:c="7"/></text:span><text:span text:style-name="T1"><text:s/>public static int sum(int a, int b)</text:span></text:p>
            <text:p text:style-name="P6"><text:s text:c="8"/>{</text:p>
            <text:p text:style-name="P5"><text:span text:style-name="T1"><text:s text:c="12"/></text:span><text:span text:style-name="T1">return</text:span><text:span text:style-name="T1"> (a + b);</text:span></text:p>
            <text:p text:style-name="P6"><text:s text:c="8"/>}</text:p>
            <text:p text:style-name="P6"/>
            <text:p text:style-name="P5"><text:span text:style-name="T1"><text:s text:c="8"/></text:span><text:span text:style-name="T1">public</text:span><text:span text:style-name="T1"> </text:span><text:span text:style-name="T1">static</text:span><text:span text:style-name="T1"> </text:span><text:span text:style-name="T1">int</text:span><text:span text:style-name="T1"> sum(</text:span><text:span text:style-name="T1">int</text:span><text:span text:style-name="T1"> a, </text:span><text:span text:style-name="T1">int</text:span><text:span text:style-name="T1"> b, </text:span><text:span text:style-name="T1">int</text:span><text:span text:style-name="T1"> c)</text:span></text:p>
            <text:p text:style-name="P6"><text:s text:c="8"/>{</text:p>
            <text:p text:style-name="P5"><text:span text:style-name="T1"><text:s text:c="12"/></text:span><text:span text:style-name="T1">return</text:span><text:span text:style-name="T1"> (a + b + c);</text:span></text:p>
            <text:p text:style-name="P6"><text:s text:c="8"/>}</text:p>
          </table:table-cell>
          <table:covered-table-cell/>
        </table:table-row>
        <table:table-row>
          <table:table-cell table:style-name="Таблица1.A2" office:value-type="string">
            <text:p text:style-name="P27">Тестирование перегруженных функций</text:p>
          </table:table-cell>
          <table:table-cell table:style-name="Таблица1.B2" office:value-type="string">
            <text:p text:style-name="P5"><text:span text:style-name="T1">int</text:span><text:span text:style-name="T1"> x = sum(2,3);</text:span></text:p>
            <text:p text:style-name="P5"><text:span text:style-name="T1">int</text:span><text:span text:style-name="T1"> y = sum(10,20,30);</text:span></text:p>
          </table:table-cell>
        </table:table-row>
        <table:table-row>
          <table:table-cell table:style-name="Таблица1.B2" table:number-columns-spanned="2" office:value-type="string">
            <text:p text:style-name="P32">Аналог указателей (создание списка)</text:p>
          </table:table-cell>
          <table:covered-table-cell/>
        </table:table-row>
        <table:table-row>
          <table:table-cell table:style-name="Таблица1.A2" office:value-type="string">
            <text:p text:style-name="P27">Описываю класс — элемент списка</text:p>
          </table:table-cell>
          <table:table-cell table:style-name="Таблица1.B2" office:value-type="string">
            <text:p text:style-name="P5"><text:span text:style-name="T1">class</text:span><text:span text:style-name="T1"> </text:span><text:span text:style-name="T1">zap</text:span></text:p>
            <text:p text:style-name="P6">{</text:p>
            <text:p text:style-name="P5"><text:span text:style-name="T1"><text:s text:c="4"/></text:span><text:span text:style-name="T1">public</text:span><text:span text:style-name="T1"> </text:span><text:span text:style-name="T1">int</text:span><text:span text:style-name="T1"> x;</text:span></text:p>
            <text:p text:style-name="P5"><text:span text:style-name="T1"><text:s text:c="4"/></text:span><text:span text:style-name="T1">public</text:span><text:span text:style-name="T1"> </text:span><text:span text:style-name="T1">zap</text:span><text:span text:style-name="T1"> next;</text:span></text:p>
            <text:p text:style-name="P6">};</text:p>
          </table:table-cell>
        </table:table-row>
        <table:table-row>
          <table:table-cell table:style-name="Таблица1.A2" office:value-type="string">
            <text:p text:style-name="P27">Описываю и инициализирую переменные для создания списка</text:p>
          </table:table-cell>
          <table:table-cell table:style-name="Таблица1.B2" office:value-type="string">
            <text:p text:style-name="P5"><text:span text:style-name="T1">zap</text:span><text:span text:style-name="T1"> first, last, q;</text:span></text:p>
            <text:p text:style-name="P6"/>
            <text:p text:style-name="P5"><text:span text:style-name="T1">first = </text:span><text:span text:style-name="T1">null</text:span><text:span text:style-name="T1">;</text:span></text:p>
            <text:p text:style-name="P5"><text:span text:style-name="T1">last = </text:span><text:span text:style-name="T1">null</text:span><text:span text:style-name="T1">;</text:span></text:p>
            <text:p text:style-name="P5"><text:span text:style-name="T1">q = </text:span><text:span text:style-name="T1">null</text:span><text:span text:style-name="T1">;</text:span></text:p>
          </table:table-cell>
        </table:table-row>
        <table:table-row table:style-name="Таблица1.87">
          <table:table-cell table:style-name="Таблица1.A2" office:value-type="string">
            <text:p text:style-name="P27">Искусственно создаю первый элемент списка</text:p>
          </table:table-cell>
          <table:table-cell table:style-name="Таблица1.B2" office:value-type="string">
            <text:p text:style-name="P5"><text:span text:style-name="T1">first = </text:span><text:span text:style-name="T1">new</text:span><text:span text:style-name="T1"> </text:span><text:span text:style-name="T1">zap</text:span><text:span text:style-name="T1">();</text:span></text:p>
            <text:p text:style-name="P6"/>
            <text:p text:style-name="P6">first.x = -99999;</text:p>
            <text:p text:style-name="P5"><text:span text:style-name="T1">first.next = </text:span><text:span text:style-name="T1">null</text:span><text:span text:style-name="T1">;</text:span></text:p>
            <text:p text:style-name="P6">last = first;</text:p>
          </table:table-cell>
        </table:table-row>
        <text:soft-page-break/>
        <table:table-row>
          <table:table-cell table:style-name="Таблица1.A2" office:value-type="string">
            <text:p text:style-name="P27">Создаю список</text:p>
          </table:table-cell>
          <table:table-cell table:style-name="Таблица1.B2" office:value-type="string">
            <text:p text:style-name="P5"><text:span text:style-name="T1">for</text:span><text:span text:style-name="T1"> (</text:span><text:span text:style-name="T1">int</text:span><text:span text:style-name="T1"> i = 0; i &lt; n; i++)</text:span></text:p>
            <text:p text:style-name="P6">{</text:p>
            <text:p text:style-name="P5"><text:span text:style-name="T1"><text:s text:c="4"/></text:span><text:span text:style-name="T1">int</text:span><text:span text:style-name="T1"> x = </text:span><text:span text:style-name="T1">int</text:span><text:span text:style-name="T1">.Parse(</text:span><text:span text:style-name="T1">Console</text:span><text:span text:style-name="T1">.ReadLine());</text:span></text:p>
            <text:p text:style-name="P6"/>
            <text:p text:style-name="P5"><text:span text:style-name="T1"><text:s text:c="4"/>q = </text:span><text:span text:style-name="T1">new</text:span><text:span text:style-name="T1"> </text:span><text:span text:style-name="T1">zap</text:span><text:span text:style-name="T1">();</text:span></text:p>
            <text:p text:style-name="P5"><text:span text:style-name="T1"><text:s text:c="4"/>q.next = </text:span><text:span text:style-name="T1">null</text:span><text:span text:style-name="T1">;</text:span></text:p>
            <text:p text:style-name="P6"><text:s text:c="4"/>q.x = x;</text:p>
            <text:p text:style-name="P6"><text:s text:c="4"/>last.next = q;</text:p>
            <text:p text:style-name="P6"><text:s text:c="4"/>last = q;</text:p>
            <text:p text:style-name="P6">}</text:p>
          </table:table-cell>
        </table:table-row>
        <table:table-row>
          <table:table-cell table:style-name="Таблица1.A2" office:value-type="string">
            <text:p text:style-name="P27">Вывожу элементы списка на экран</text:p>
          </table:table-cell>
          <table:table-cell table:style-name="Таблица1.B2" office:value-type="string">
            <text:p text:style-name="P6">q = first;</text:p>
            <text:p text:style-name="P5"><text:span text:style-name="T1">while</text:span><text:span text:style-name="T1"> (q != </text:span><text:span text:style-name="T1">null</text:span><text:span text:style-name="T1">)</text:span></text:p>
            <text:p text:style-name="P6">{</text:p>
            <text:p text:style-name="P5"><text:span text:style-name="T1"><text:s text:c="3"/></text:span><text:span text:style-name="T1">if</text:span><text:span text:style-name="T1">(q.x != -99999) </text:span><text:span text:style-name="T1">Console</text:span><text:span text:style-name="T1">.Write(q.x + </text:span><text:span text:style-name="T1">" <text:s/>"</text:span><text:span text:style-name="T1">);</text:span></text:p>
            <text:p text:style-name="P6"><text:s text:c="3"/>q = q.next;</text:p>
            <text:p text:style-name="P6">}</text:p>
          </table:table-cell>
        </table:table-row>
        <table:table-row>
          <table:table-cell table:style-name="Таблица1.B2" table:number-columns-spanned="2" office:value-type="string">
            <text:p text:style-name="P31">Оконное приложение <text:span text:style-name="T8">C#</text:span></text:p>
          </table:table-cell>
          <table:covered-table-cell/>
        </table:table-row>
        <table:table-row>
          <table:table-cell table:style-name="Таблица1.A2" office:value-type="string">
            <text:p text:style-name="P41">Открыть необходимые для работы окна</text:p>
          </table:table-cell>
          <table:table-cell table:style-name="Таблица1.B2" office:value-type="string">
            <text:p text:style-name="Table_20_Contents">ПРОСМОТР →<text:span text:style-name="T8"> </text:span><text:span text:style-name="T15">Обозреватель решений</text:span></text:p>
            <text:p text:style-name="Table_20_Contents"><text:span text:style-name="T15">ПРОСМОТР →</text:span><text:span text:style-name="T8"> </text:span><text:span text:style-name="T15">Панель элементов</text:span></text:p>
            <text:p text:style-name="Table_20_Contents"><text:span text:style-name="T15">ПРОСМОТР →</text:span><text:span text:style-name="T8"> </text:span><text:span text:style-name="T15">Окно свойств</text:span></text:p>
            <text:p text:style-name="P41"/>
            <text:p text:style-name="Table_20_Contents"><text:span text:style-name="T15">Щёлкаю в окне обозревателя решений по надписям, содержащим </text:span><text:span text:style-name="T9">Form</text:span><text:span text:style-name="T16">1</text:span><text:span text:style-name="T8">, </text:span><text:span text:style-name="T15">для открытия окон конструктора и кода. В окне свойств значок </text:span><text:span text:style-name="T16">Молния</text:span><text:span text:style-name="T15"> обозначает события.</text:span></text:p>
          </table:table-cell>
        </table:table-row>
        <table:table-row>
          <table:table-cell table:style-name="Таблица1.A2" office:value-type="string">
            <text:p text:style-name="Table_20_Contents">Вывод всплывающего окна</text:p>
          </table:table-cell>
          <table:table-cell table:style-name="Таблица1.B2" office:value-type="string">
            <text:p text:style-name="P33"><text:span text:style-name="T1">MessageBox</text:span><text:span text:style-name="T1">.Show(</text:span><text:span text:style-name="T1">"Всем удачи."</text:span><text:span text:style-name="T1">); </text:span></text:p>
          </table:table-cell>
        </table:table-row>
        <table:table-row>
          <table:table-cell table:style-name="Таблица1.A2" office:value-type="string">
            <text:p text:style-name="Table_20_Contents">Выход из приложения</text:p>
          </table:table-cell>
          <table:table-cell table:style-name="Таблица1.B2" office:value-type="string">
            <text:p text:style-name="P33"><text:span text:style-name="T17">Application</text:span><text:span text:style-name="T17">.Exit();</text:span></text:p>
          </table:table-cell>
        </table:table-row>
        <table:table-row>
          <table:table-cell table:style-name="Таблица1.B2" table:number-columns-spanned="2" office:value-type="string">
            <text:p text:style-name="P38">Поля ввода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Получить текст из поля ввода</text:p>
          </table:table-cell>
          <table:table-cell table:style-name="Таблица1.B2" office:value-type="string">
            <text:p text:style-name="P33"><text:span text:style-name="T17">string</text:span><text:span text:style-name="T17"> s1 = textBox1.Text;</text:span></text:p>
          </table:table-cell>
        </table:table-row>
        <table:table-row>
          <table:table-cell table:style-name="Таблица1.A2" office:value-type="string">
            <text:p text:style-name="Table_20_Contents">Записать текст в поле ввода</text:p>
          </table:table-cell>
          <table:table-cell table:style-name="Таблица1.B2" office:value-type="string">
            <text:p text:style-name="P34">textBox3.Text = s;</text:p>
          </table:table-cell>
        </table:table-row>
        <table:table-row>
          <table:table-cell table:style-name="Таблица1.B2" table:number-columns-spanned="2" office:value-type="string">
            <text:p text:style-name="P43">ComboBox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Добавить записи в список и задать его начальное значение</text:p>
          </table:table-cell>
          <table:table-cell table:style-name="Таблица1.B2" office:value-type="string">
            <text:p text:style-name="P5"><text:span text:style-name="T1">comboBox1.Text = </text:span><text:span text:style-name="T1">"Иванов Иван"</text:span><text:span text:style-name="T1">;</text:span></text:p>
            <text:p text:style-name="P5"><text:span text:style-name="T1">comboBox1.Items.Add(</text:span><text:span text:style-name="T1">"Иванов Иван"</text:span><text:span text:style-name="T1">);</text:span></text:p>
            <text:p text:style-name="P5"><text:span text:style-name="T1">comboBox1.Items.Add(</text:span><text:span text:style-name="T1">"Петров Пётр"</text:span><text:span text:style-name="T1">);</text:span></text:p>
            <text:p text:style-name="P5"><text:span text:style-name="T1">comboBox1.Items.Add(</text:span><text:span text:style-name="T1">"Сидоров Семён"</text:span><text:span text:style-name="T1">);</text:span></text:p>
          </table:table-cell>
        </table:table-row>
        <table:table-row>
          <table:table-cell table:style-name="Таблица1.A2" office:value-type="string">
            <text:p text:style-name="Table_20_Contents">Записать в строку текущий текст в <text:span text:style-name="T15">списке</text:span></text:p>
          </table:table-cell>
          <table:table-cell table:style-name="Таблица1.B2" office:value-type="string">
            <text:p text:style-name="P29"><text:span text:style-name="T1">string</text:span><text:span text:style-name="T1"> s = comboBox1.Text;</text:span></text:p>
          </table:table-cell>
        </table:table-row>
        <table:table-row>
          <table:table-cell table:style-name="Таблица1.B2" table:number-columns-spanned="2" office:value-type="string">
            <text:p text:style-name="P38">CheckBox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Проверить, стоит ли галочка</text:p>
          </table:table-cell>
          <table:table-cell table:style-name="Таблица1.B2" office:value-type="string">
            <text:p text:style-name="P29"><text:span text:style-name="T1">bool</text:span><text:span text:style-name="T1"> b = checkBox1.Checked;</text:span></text:p>
          </table:table-cell>
        </table:table-row>
        <table:table-row>
          <table:table-cell table:style-name="Таблица1.A2" office:value-type="string">
            <text:p text:style-name="Table_20_Contents">Программно поставить галочку</text:p>
          </table:table-cell>
          <table:table-cell table:style-name="Таблица1.B2" office:value-type="string">
            <text:p text:style-name="P29"><text:span text:style-name="T1">checkBox1.Checked = </text:span><text:span text:style-name="T1">true</text:span><text:span text:style-name="T1">;</text:span></text:p>
          </table:table-cell>
        </table:table-row>
        <table:table-row>
          <table:table-cell table:style-name="Таблица1.B2" table:number-columns-spanned="2" office:value-type="string">
            <text:p text:style-name="P47">Рисование в <text:span text:style-name="T8">P</text:span><text:span text:style-name="T13">ictureBox</text:span></text:p>
          </table:table-cell>
          <table:covered-table-cell/>
        </table:table-row>
        <table:table-row>
          <table:table-cell table:style-name="Таблица1.A2" office:value-type="string">
            <text:p text:style-name="P30">Описание глобальной переменной</text:p>
          </table:table-cell>
          <table:table-cell table:style-name="Таблица1.B2" office:value-type="string">
            <text:p text:style-name="P6">Bitmap DrawArea;</text:p>
          </table:table-cell>
        </table:table-row>
        <table:table-row table:style-name="Таблица1.105">
          <table:table-cell table:style-name="Таблица1.A2" office:value-type="string">
            <text:p text:style-name="P30">Настройка холста в конструкторе формы</text:p>
          </table:table-cell>
          <table:table-cell table:style-name="Таблица1.B2" office:value-type="string">
            <text:p text:style-name="P6">int w = pictureBox1.Size.Width;</text:p>
            <text:p text:style-name="P5"><text:span text:style-name="T1">int</text:span><text:span text:style-name="T1"> h = pictureBox1.Size.Height;</text:span></text:p>
            <text:p text:style-name="P11"><text:span text:style-name="T1">DrawArea = </text:span><text:span text:style-name="T1">new</text:span><text:span text:style-name="T1"> </text:span><text:span text:style-name="T1">Bitmap</text:span><text:span text:style-name="T1">(w, h);</text:span></text:p>
            <text:p text:style-name="P6">pictureBox1.Image = DrawArea;</text:p>
          </table:table-cell>
        </table:table-row>
        <text:soft-page-break/>
        <table:table-row>
          <table:table-cell table:style-name="Таблица1.A2" office:value-type="string">
            <text:p text:style-name="P27">Функция закрашивания фона в определённый цвет</text:p>
          </table:table-cell>
          <table:table-cell table:style-name="Таблица1.B2" office:value-type="string">
            <text:p text:style-name="P6">void setFon(Color c)</text:p>
            <text:p text:style-name="P6">{</text:p>
            <text:p text:style-name="P5"><text:span text:style-name="T1"><text:s text:c="5"/></text:span><text:span text:style-name="T1">Graphics</text:span><text:span text:style-name="T1"> g = </text:span><text:span text:style-name="T1">Graphics</text:span><text:span text:style-name="T1">.FromImage(DrawArea);</text:span></text:p>
            <text:p text:style-name="P6"><text:s text:c="5"/>g.Clear(c);</text:p>
            <text:p text:style-name="P6"><text:s text:c="5"/>pictureBox1.Image = DrawArea;</text:p>
            <text:p text:style-name="P6"><text:s text:c="5"/>g.Dispose();</text:p>
            <text:p text:style-name="P6">}</text:p>
          </table:table-cell>
        </table:table-row>
        <table:table-row>
          <table:table-cell table:style-name="Таблица1.A2" office:value-type="string">
            <text:p text:style-name="P27">Вызов функции закрашивания фона</text:p>
          </table:table-cell>
          <table:table-cell table:style-name="Таблица1.B2" office:value-type="string">
            <text:p text:style-name="P28">setFon(Color.Black);</text:p>
          </table:table-cell>
        </table:table-row>
        <table:table-row>
          <table:table-cell table:style-name="Таблица1.B2" table:number-columns-spanned="2" office:value-type="string">
            <text:p text:style-name="P35">Функция рисования линии определённой толщины и цвета</text:p>
            <text:p text:style-name="P27"/>
            <text:p text:style-name="P6">void drawLine(int x1, int y1, int x2, int y2, int w, Color c)</text:p>
            <text:p text:style-name="P6">{</text:p>
            <text:p text:style-name="P5"><text:span text:style-name="T1"><text:s text:c="6"/></text:span><text:span text:style-name="T1">Pen</text:span><text:span text:style-name="T1"> pen = </text:span><text:span text:style-name="T1">new</text:span><text:span text:style-name="T1"> </text:span><text:span text:style-name="T1">Pen</text:span><text:span text:style-name="T1">(</text:span><text:span text:style-name="T1">Brushes</text:span><text:span text:style-name="T1">.Black, w);</text:span></text:p>
            <text:p text:style-name="P6"><text:s text:c="6"/>pen.Color = c;</text:p>
            <text:p text:style-name="P5"><text:span text:style-name="T1"><text:s text:c="6"/></text:span><text:span text:style-name="T1">Graphics</text:span><text:span text:style-name="T1"> g = </text:span><text:span text:style-name="T1">Graphics</text:span><text:span text:style-name="T1">.FromImage(DrawArea);</text:span></text:p>
            <text:p text:style-name="P6"><text:s text:c="6"/>g.DrawLine(pen, x1, y1, x2, y2);</text:p>
            <text:p text:style-name="P6"><text:s text:c="6"/>pictureBox1.Image = DrawArea;</text:p>
            <text:p text:style-name="P6"><text:s text:c="6"/>g.Dispose();</text:p>
            <text:p text:style-name="P6">}</text:p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50">Вызов функции рисования линии</text:p>
            <text:p text:style-name="Table_20_Contents"/>
            <text:p text:style-name="P29"><text:span text:style-name="T1">drawLine( xx , yy , xx + 40 , yy + 70 , 5 , </text:span><text:span text:style-name="T1">Color</text:span><text:span text:style-name="T1">.Yellow );</text:span></text:p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38">События (мышь)</text:p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Table_20_Contents">1) кликаем на виджет в окне</text:p>
            <text:p text:style-name="Table_20_Contents">2) нажимаем на молнию в окне свойств</text:p>
            <text:p text:style-name="Table_20_Contents">3) ищем <text:span text:style-name="T9">MouseMove</text:span><text:span text:style-name="T8"> </text:span><text:span text:style-name="T15">и кликаем по событию в списке 2 раза</text:span></text:p>
            <text:p text:style-name="Table_20_Contents"><text:span text:style-name="T8">4) </text:span><text:span text:style-name="T15">получаем координаты мышки относительно данного виджета</text:span></text:p>
            <text:p text:style-name="P41"/>
            <text:p text:style-name="P4"><text:span text:style-name="T3">private</text:span><text:span text:style-name="T3"> void pictureBox1_MouseMove(object sender, </text:span><text:span text:style-name="T4">MouseEventArgs e</text:span><text:span text:style-name="T3">)</text:span></text:p>
            <text:p text:style-name="P6">{</text:p>
            <text:p text:style-name="P5"><text:span text:style-name="T1"><text:s text:c="4"/></text:span><text:span text:style-name="T2">int xx = e.X;</text:span></text:p>
            <text:p text:style-name="P11"><text:span text:style-name="T1"><text:s text:c="4"/></text:span><text:span text:style-name="T1">int</text:span><text:span text:style-name="T1"> yy = e.Y;</text:span></text:p>
            <text:p text:style-name="P8">}</text:p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38">Таймер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Описываем глобальную переменную</text:p>
          </table:table-cell>
          <table:table-cell table:style-name="Таблица1.B2" office:value-type="string">
            <text:p text:style-name="P29"><text:span text:style-name="T1">Timer</text:span><text:span text:style-name="T1"> timer1;</text:span></text:p>
          </table:table-cell>
        </table:table-row>
        <table:table-row>
          <table:table-cell table:style-name="Таблица1.A2" office:value-type="string">
            <text:p text:style-name="Table_20_Contents">Описываем свойства таймера и запускаем <text:s/>таймер</text:p>
          </table:table-cell>
          <table:table-cell table:style-name="Таблица1.B2" office:value-type="string">
            <text:p text:style-name="P5"><text:span text:style-name="T1">timer1 = </text:span><text:span text:style-name="T1">new</text:span><text:span text:style-name="T1"> </text:span><text:span text:style-name="T1">Timer</text:span><text:span text:style-name="T1">();</text:span></text:p>
            <text:p text:style-name="P6">timer1.Interval = 50; </text:p>
            <text:p text:style-name="P5"><text:span text:style-name="T1">timer1.Tick += </text:span><text:span text:style-name="T1">new</text:span><text:span text:style-name="T1"> </text:span><text:span text:style-name="T1">EventHandler</text:span><text:span text:style-name="T1">(timer1_Tick); </text:span></text:p>
            <text:p text:style-name="P6">timer1.Start();</text:p>
          </table:table-cell>
        </table:table-row>
        <table:table-row>
          <table:table-cell table:style-name="Таблица1.A2" office:value-type="string">
            <text:p text:style-name="Table_20_Contents">Описываем функцию, которую вызывает таймер</text:p>
          </table:table-cell>
          <table:table-cell table:style-name="Таблица1.B2" office:value-type="string">
            <text:p text:style-name="P5"><text:span text:style-name="T1">void</text:span><text:span text:style-name="T1"> timer1_Tick(</text:span><text:span text:style-name="T1">object</text:span><text:span text:style-name="T1"> sender, </text:span><text:span text:style-name="T1">EventArgs</text:span><text:span text:style-name="T1"> e)</text:span></text:p>
            <text:p text:style-name="P6">{</text:p>
            <text:p text:style-name="P6"><text:s text:c="5"/>// <text:span text:style-name="T8">my code</text:span></text:p>
            <text:p text:style-name="P6">}</text:p>
          </table:table-cell>
        </table:table-row>
        <table:table-row>
          <table:table-cell table:style-name="Таблица1.A2" office:value-type="string">
            <text:p text:style-name="P41">Остановить таймер</text:p>
          </table:table-cell>
          <table:table-cell table:style-name="Таблица1.B2" office:value-type="string">
            <text:p text:style-name="P46">timer1.Stop();</text:p>
          </table:table-cell>
        </table:table-row>
        <table:table-row>
          <table:table-cell table:style-name="Таблица1.A2" office:value-type="string">
            <text:p text:style-name="Table_20_Contents">Продолжить работу таймера</text:p>
          </table:table-cell>
          <table:table-cell table:style-name="Таблица1.B2" office:value-type="string">
            <text:p text:style-name="P46">timer1.Start();</text:p>
          </table:table-cell>
        </table:table-row>
        <table:table-row>
          <table:table-cell table:style-name="Таблица1.B2" table:number-columns-spanned="2" office:value-type="string">
            <text:p text:style-name="P38">Вторая форма в проекте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Создание второго окна в проекте</text:p>
          </table:table-cell>
          <table:table-cell table:style-name="Таблица1.B2" office:value-type="string">
            <text:p text:style-name="Table_20_Contents">ПРОЕКТ →<text:span text:style-name="T8"> </text:span><text:span text:style-name="T15">Добавить форму </text:span><text:span text:style-name="T8">Windows → </text:span><text:span text:style-name="T15">Форма </text:span><text:span text:style-name="T8">Windows Forms</text:span></text:p>
          </table:table-cell>
        </table:table-row>
        <table:table-row>
          <table:table-cell table:style-name="Таблица1.A2" office:value-type="string">
            <text:p text:style-name="P41">Открыть второе окно</text:p>
          </table:table-cell>
          <table:table-cell table:style-name="Таблица1.B2" office:value-type="string">
            <text:p text:style-name="P5"><text:span text:style-name="T1">Form2</text:span><text:span text:style-name="T1"> f2 = </text:span><text:span text:style-name="T1">new</text:span><text:span text:style-name="T1"> </text:span><text:span text:style-name="T1">Form2</text:span><text:span text:style-name="T1">();</text:span></text:p>
            <text:p text:style-name="P6">f2.Show();</text:p>
          </table:table-cell>
        </table:table-row>
        <table:table-row>
          <table:table-cell table:style-name="Таблица1.A2" office:value-type="string">
            <text:p text:style-name="Table_20_Contents">Закрыть окно</text:p>
          </table:table-cell>
          <table:table-cell table:style-name="Таблица1.B2" office:value-type="string">
            <text:p text:style-name="P28">Close();</text:p>
          </table:table-cell>
        </table:table-row>
        <text:soft-page-break/>
        <table:table-row>
          <table:table-cell table:style-name="Таблица1.A2" office:value-type="string">
            <text:p text:style-name="Table_20_Contents">Событие, вызывающееся каждый раз при открытии формы <text:span text:style-name="T12">Shown</text:span></text:p>
          </table:table-cell>
          <table:table-cell table:style-name="Таблица1.B2" office:value-type="string">
            <text:p text:style-name="P12"><text:span text:style-name="T5">private void </text:span><text:span text:style-name="T6">Form2_Shown</text:span><text:span text:style-name="T5">(object sender, EventArgs e)</text:span></text:p>
            <text:p text:style-name="P9">{</text:p>
            <text:p text:style-name="P9"><text:s text:c="7"/>MessageBox.Show("Открылась форма 2");</text:p>
            <text:p text:style-name="P9">}</text:p>
          </table:table-cell>
        </table:table-row>
        <table:table-row>
          <table:table-cell table:style-name="Таблица1.B2" table:number-columns-spanned="2" office:value-type="string">
            <text:p text:style-name="P38">Многострочное текстовое поле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Добавить строку к концу текстового поля</text:p>
          </table:table-cell>
          <table:table-cell table:style-name="Таблица1.B2" office:value-type="string">
            <text:p text:style-name="P29"><text:span text:style-name="T1">richTextBox1.AppendText(s + </text:span><text:span text:style-name="T1">"\n"</text:span><text:span text:style-name="T1">);</text:span></text:p>
          </table:table-cell>
        </table:table-row>
        <table:table-row>
          <table:table-cell table:style-name="Таблица1.A2" office:value-type="string">
            <text:p text:style-name="Table_20_Contents">Присвоить текстовому полю значение</text:p>
          </table:table-cell>
          <table:table-cell table:style-name="Таблица1.B2" office:value-type="string">
            <text:p text:style-name="P29"><text:span text:style-name="T1">richTextBox1.Text = </text:span><text:span text:style-name="T1">"hello \n world \n"</text:span><text:span text:style-name="T1">;</text:span></text:p>
          </table:table-cell>
        </table:table-row>
        <table:table-row>
          <table:table-cell table:style-name="Таблица1.A2" office:value-type="string">
            <text:p text:style-name="Table_20_Contents">Записать в строку содержимое текстового поля</text:p>
          </table:table-cell>
          <table:table-cell table:style-name="Таблица1.B2" office:value-type="string">
            <text:p text:style-name="P28">s = richTextBox1.Text;</text:p>
          </table:table-cell>
        </table:table-row>
        <table:table-row>
          <table:table-cell table:style-name="Таблица1.B2" table:number-columns-spanned="2" office:value-type="string">
            <text:p text:style-name="P45"><text:span text:style-name="T8">L</text:span>istBox</text:p>
          </table:table-cell>
          <table:covered-table-cell/>
        </table:table-row>
        <table:table-row>
          <table:table-cell table:style-name="Таблица1.A2" office:value-type="string">
            <text:p text:style-name="P49">Заполнить <text:span text:style-name="T14">listBox</text:span><text:span text:style-name="T13"> элементами и задать выбранный элемент</text:span></text:p>
          </table:table-cell>
          <table:table-cell table:style-name="Таблица1.B2" office:value-type="string">
            <text:p text:style-name="P5"><text:span text:style-name="T1">listBox1.Items.Add(</text:span><text:span text:style-name="T1">"Максим"</text:span><text:span text:style-name="T1">);</text:span></text:p>
            <text:p text:style-name="P5"><text:span text:style-name="T1">listBox1.Items.Add(</text:span><text:span text:style-name="T1">"Дима"</text:span><text:span text:style-name="T1">);</text:span></text:p>
            <text:p text:style-name="P5"><text:span text:style-name="T1">listBox1.Items.Add(</text:span><text:span text:style-name="T1">"Вася"</text:span><text:span text:style-name="T1">);</text:span></text:p>
            <text:p text:style-name="P5"><text:span text:style-name="T1">listBox1.Items.Add(</text:span><text:span text:style-name="T1">"Коля"</text:span><text:span text:style-name="T1">);</text:span></text:p>
            <text:p text:style-name="P7">listBox1.SelectedIndex = 0;</text:p>
          </table:table-cell>
        </table:table-row>
        <table:table-row>
          <table:table-cell table:style-name="Таблица1.A2" office:value-type="string">
            <text:p text:style-name="P41">Получить номер выбранного элемента</text:p>
          </table:table-cell>
          <table:table-cell table:style-name="Таблица1.B2" office:value-type="string">
            <text:p text:style-name="P29"><text:span text:style-name="T1">int</text:span><text:span text:style-name="T1"> n = listBox1.SelectedIndex;</text:span></text:p>
          </table:table-cell>
        </table:table-row>
        <table:table-row>
          <table:table-cell table:style-name="Таблица1.A2" office:value-type="string">
            <text:p text:style-name="Table_20_Contents">Получить текст выбранного элемента</text:p>
          </table:table-cell>
          <table:table-cell table:style-name="Таблица1.B2" office:value-type="string">
            <text:p text:style-name="P29"><text:span text:style-name="T1">string s = </text:span><text:span text:style-name="T2">""</text:span><text:span text:style-name="T1"> + listBox1.SelectedItem;</text:span></text:p>
          </table:table-cell>
        </table:table-row>
        <table:table-row>
          <table:table-cell table:style-name="Таблица1.B2" table:number-columns-spanned="2" office:value-type="string">
            <text:p text:style-name="P39">Событие нажатия на клавишу</text:p>
          </table:table-cell>
          <table:covered-table-cell/>
        </table:table-row>
        <table:table-row>
          <table:table-cell table:style-name="Таблица1.A2" office:value-type="string">
            <text:p text:style-name="P51">Прописываем в конструкторе формы</text:p>
          </table:table-cell>
          <table:table-cell table:style-name="Таблица1.B2" office:value-type="string">
            <text:p text:style-name="P5"><text:span text:style-name="T1">public</text:span><text:span text:style-name="T1"> Form1()</text:span></text:p>
            <text:p text:style-name="P6">{</text:p>
            <text:p text:style-name="P6"><text:s text:c="5"/>InitializeComponent();</text:p>
            <text:p text:style-name="P5"><text:span text:style-name="T1"><text:s text:c="5"/></text:span><text:span text:style-name="T7">this.KeyPreview = true;</text:span></text:p>
            <text:p text:style-name="P6">}</text:p>
          </table:table-cell>
        </table:table-row>
        <table:table-row>
          <table:table-cell table:style-name="Таблица1.B2" table:number-columns-spanned="2" office:value-type="string">
            <text:p text:style-name="P51">Открываем события формы и выбираем событие <text:span text:style-name="T9">KeyPress</text:span></text:p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42">Пишем код, чтобы при нажатии на клавишу <text:span text:style-name="T9">B</text:span><text:span text:style-name="T8"> </text:span>добавлялась строка в текстовое поле</text:p>
            <text:p text:style-name="P42"/>
            <text:p text:style-name="P13"><text:span text:style-name="T1">private void Form1_</text:span><text:span text:style-name="T2">KeyPress</text:span><text:span text:style-name="T1">(object sender, KeyPressEventArgs e)</text:span></text:p>
            <text:p text:style-name="P6">{</text:p>
            <text:p text:style-name="P5"><text:span text:style-name="T1"><text:s text:c="2"/></text:span><text:span text:style-name="T1">if</text:span><text:span text:style-name="T1"> ((e.KeyChar == </text:span><text:span text:style-name="T1">'b'</text:span><text:span text:style-name="T1">) || (e.KeyChar == </text:span><text:span text:style-name="T1">'B'</text:span><text:span text:style-name="T1">) || (e.KeyChar == </text:span><text:span text:style-name="T1">'и'</text:span><text:span text:style-name="T1">) || (e.KeyChar == </text:span><text:span text:style-name="T1">'И'</text:span><text:span text:style-name="T1">))</text:span></text:p>
            <text:p text:style-name="P6"><text:s text:c="2"/>{</text:p>
            <text:p text:style-name="P5"><text:span text:style-name="T1"><text:s text:c="8"/>richTextBox1.AppendText(</text:span><text:span text:style-name="T1">"Hello \n"</text:span><text:span text:style-name="T1">);</text:span></text:p>
            <text:p text:style-name="P6"><text:s text:c="2"/>}</text:p>
            <text:p text:style-name="P6">}</text:p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48">Ползунок (<text:span text:style-name="T18">trackBar</text:span>)</text:p>
          </table:table-cell>
          <table:covered-table-cell/>
        </table:table-row>
        <table:table-row>
          <table:table-cell table:style-name="Таблица1.A2" office:value-type="string">
            <text:p text:style-name="P51">Задать диапазон ползунка</text:p>
          </table:table-cell>
          <table:table-cell table:style-name="Таблица1.B2" office:value-type="string">
            <text:p text:style-name="P28">trackBar1.SetRange(50, 150);</text:p>
          </table:table-cell>
        </table:table-row>
        <table:table-row>
          <table:table-cell table:style-name="Таблица1.A2" office:value-type="string">
            <text:p text:style-name="P51">Задать значение ползунка</text:p>
          </table:table-cell>
          <table:table-cell table:style-name="Таблица1.B2" office:value-type="string">
            <text:p text:style-name="P28">trackBar1.Value = 120;</text:p>
          </table:table-cell>
        </table:table-row>
        <table:table-row>
          <table:table-cell table:style-name="Таблица1.A2" office:value-type="string">
            <text:p text:style-name="P51">Получить значение ползунка</text:p>
          </table:table-cell>
          <table:table-cell table:style-name="Таблица1.B2" office:value-type="string">
            <text:p text:style-name="P29"><text:span text:style-name="T1">int</text:span><text:span text:style-name="T1"> x = trackBar1.Value;</text:span></text:p>
          </table:table-cell>
        </table:table-row>
        <table:table-row>
          <table:table-cell table:style-name="Таблица1.B2" table:number-columns-spanned="2" office:value-type="string">
            <text:p text:style-name="P44"><text:span text:style-name="T8">N</text:span>umericUpDown</text:p>
          </table:table-cell>
          <table:covered-table-cell/>
        </table:table-row>
        <table:table-row>
          <table:table-cell table:style-name="Таблица1.A2" office:value-type="string">
            <text:p text:style-name="P51">Задать диапазон</text:p>
          </table:table-cell>
          <table:table-cell table:style-name="Таблица1.B2" office:value-type="string">
            <text:p text:style-name="P15">numericUpDown1.Minimum = 15;</text:p>
            <text:p text:style-name="P15">numericUpDown1.Maximum = 20;</text:p>
          </table:table-cell>
        </table:table-row>
        <table:table-row>
          <table:table-cell table:style-name="Таблица1.A2" office:value-type="string">
            <text:p text:style-name="P51">Задать значение</text:p>
          </table:table-cell>
          <table:table-cell table:style-name="Таблица1.B2" office:value-type="string">
            <text:p text:style-name="P46">numericUpDown1.Value = 17;</text:p>
          </table:table-cell>
        </table:table-row>
        <table:table-row>
          <table:table-cell table:style-name="Таблица1.B2" table:number-columns-spanned="2" office:value-type="string">
            <text:p text:style-name="P51">Получить значение</text:p>
            <text:p text:style-name="P51"/>
            <text:p text:style-name="P36"><text:span text:style-name="T1">int</text:span><text:span text:style-name="T1"> p = </text:span><text:span text:style-name="T1">int</text:span><text:span text:style-name="T1">.Parse( numericUpDown1.Value.ToString() );</text:span></text:p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47">Таблицы (<text:span text:style-name="T18">dataGridView)</text:span></text:p>
          </table:table-cell>
          <table:covered-table-cell/>
        </table:table-row>
        <table:table-row>
          <table:table-cell table:style-name="Таблица1.A2" office:value-type="string">
            <text:p text:style-name="P51">Описываем две глобальные переменные</text:p>
          </table:table-cell>
          <table:table-cell table:style-name="Таблица1.B2" office:value-type="string">
            <text:p text:style-name="P5"><text:span text:style-name="T1">DataColumn</text:span><text:span text:style-name="T1"> dCol;</text:span></text:p>
            <text:p text:style-name="P5"><text:span text:style-name="T1">System.Data.</text:span><text:span text:style-name="T1">DataTable</text:span><text:span text:style-name="T1"> myTable;</text:span></text:p>
          </table:table-cell>
        </table:table-row>
        <text:soft-page-break/>
        <table:table-row>
          <table:table-cell table:style-name="Таблица1.A2" office:value-type="string">
            <text:p text:style-name="P37">Описываем функцию добавления колонки к таблице</text:p>
          </table:table-cell>
          <table:table-cell table:style-name="Таблица1.B2" office:value-type="string">
            <text:p text:style-name="P5"><text:span text:style-name="T1">void pushColumn(</text:span><text:span text:style-name="T2">string s</text:span><text:span text:style-name="T1">)</text:span></text:p>
            <text:p text:style-name="P6">{</text:p>
            <text:p text:style-name="P5"><text:span text:style-name="T1"><text:s text:c="2"/>dCol = </text:span><text:span text:style-name="T1">new</text:span><text:span text:style-name="T1"> </text:span><text:span text:style-name="T1">DataColumn</text:span><text:span text:style-name="T1">();</text:span></text:p>
            <text:p text:style-name="P5"><text:span text:style-name="T1"><text:s text:c="2"/>dCol.DataType = </text:span><text:span text:style-name="T1">Type</text:span><text:span text:style-name="T1">.GetType(</text:span><text:span text:style-name="T1">"System.String"</text:span><text:span text:style-name="T1">);</text:span></text:p>
            <text:p text:style-name="P6"><text:s text:c="2"/><text:span text:style-name="T19">dCol.ColumnName = s;</text:span></text:p>
            <text:p text:style-name="P5"><text:span text:style-name="T1"><text:s text:c="2"/>dCol.ReadOnly = </text:span><text:span text:style-name="T1">true</text:span><text:span text:style-name="T1">;</text:span></text:p>
            <text:p text:style-name="P6"><text:s text:c="2"/>myTable.Columns.Add(dCol);</text:p>
            <text:p text:style-name="P6"><text:s text:c="2"/><text:span text:style-name="T19">dataGridView1.DataSource = myTable;</text:span></text:p>
            <text:p text:style-name="P6">}</text:p>
          </table:table-cell>
        </table:table-row>
        <table:table-row>
          <table:table-cell table:style-name="Таблица1.B2" table:number-columns-spanned="2" office:value-type="string">
            <text:p text:style-name="P37">В конструкторе формы добавляем к таблице две колонки и задаём их размер</text:p>
            <text:p text:style-name="P37"/>
            <text:p text:style-name="P14"><text:span text:style-name="T1">public</text:span><text:span text:style-name="T1"> Form1()</text:span></text:p>
            <text:p text:style-name="P6">{</text:p>
            <text:p text:style-name="P6"><text:s text:c="4"/>InitializeComponent();</text:p>
            <text:p text:style-name="P6"/>
            <text:p text:style-name="P5"><text:span text:style-name="T1"><text:s text:c="4"/></text:span><text:span text:style-name="T2">myTable = </text:span><text:span text:style-name="T2">new</text:span><text:span text:style-name="T2"> System.Data.</text:span><text:span text:style-name="T2">DataTable</text:span><text:span text:style-name="T2">(</text:span><text:span text:style-name="T2">"Table"</text:span><text:span text:style-name="T2">);</text:span></text:p>
            <text:p text:style-name="P5"><text:span text:style-name="T1"><text:s text:c="4"/>pushColumn(</text:span><text:span text:style-name="T2">"Фамилия"</text:span><text:span text:style-name="T1">);</text:span></text:p>
            <text:p text:style-name="P5"><text:span text:style-name="T1"><text:s text:c="4"/>pushColumn(</text:span><text:span text:style-name="T2">"Возраст"</text:span><text:span text:style-name="T1">); <text:s text:c="18"/></text:span></text:p>
            <text:p text:style-name="P5"><text:span text:style-name="T1"><text:s text:c="4"/>dataGridView1.Columns[</text:span><text:span text:style-name="T1">"Фамилия"</text:span><text:span text:style-name="T1">].Width = 200;</text:span></text:p>
            <text:p text:style-name="P5"><text:span text:style-name="T1"><text:s text:c="4"/>dataGridView1.Columns[</text:span><text:span text:style-name="T1">"Возраст"</text:span><text:span text:style-name="T1">].Width = 200;</text:span></text:p>
            <text:p text:style-name="P6"><text:s text:c="4"/><text:span text:style-name="T19">dataGridView1.DataSource = myTable;</text:span></text:p>
            <text:p text:style-name="P6">}</text:p>
          </table:table-cell>
          <table:covered-table-cell/>
        </table:table-row>
        <table:table-row>
          <table:table-cell table:style-name="Таблица1.A2" office:value-type="string">
            <text:p text:style-name="P51">Добавляем строку в таблицу</text:p>
          </table:table-cell>
          <table:table-cell table:style-name="Таблица1.B2" office:value-type="string">
            <text:p text:style-name="P5"><text:span text:style-name="T1">DataRow</text:span><text:span text:style-name="T1"> dRow;</text:span></text:p>
            <text:p text:style-name="P6">dRow = myTable.NewRow();</text:p>
            <text:p text:style-name="P11"><text:span text:style-name="T1">dRow[</text:span><text:span text:style-name="T1">"Фамилия"</text:span><text:span text:style-name="T1">] = s1;</text:span></text:p>
            <text:p text:style-name="P11"><text:span text:style-name="T1">dRow[</text:span><text:span text:style-name="T1">"Возраст"</text:span><text:span text:style-name="T1">] = s2;</text:span></text:p>
            <text:p text:style-name="P6">myTable.Rows.Add(dRow);</text:p>
            <text:p text:style-name="P6">dataGridView1.DataSource = myTable; <text:s/></text:p>
          </table:table-cell>
        </table:table-row>
        <table:table-row>
          <table:table-cell table:style-name="Таблица1.A2" office:value-type="string">
            <text:p text:style-name="P51">Снять выделение с ячейки таблицы</text:p>
          </table:table-cell>
          <table:table-cell table:style-name="Таблица1.B2" office:value-type="string">
            <text:p text:style-name="P54">dataGridView1.ClearSelection();</text:p>
          </table:table-cell>
        </table:table-row>
        <table:table-row>
          <table:table-cell table:style-name="Таблица1.A2" office:value-type="string">
            <text:p text:style-name="P51"/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51"/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51"/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51"/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51"/>
          </table:table-cell>
          <table:table-cell table:style-name="Таблица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Максим Maxim</meta:initial-creator>
    <meta:creation-date>2016-07-07T02:19:25.78</meta:creation-date>
    <meta:generator>OpenOffice/4.1.1$Win32 OpenOffice.org_project/411m6$Build-9775</meta:generator>
    <dc:date>2016-08-28T18:36:06.30</dc:date>
    <dc:creator>Максим Maxim</dc:creator>
    <meta:editing-duration>PT18H14M20S</meta:editing-duration>
    <meta:editing-cycles>284</meta:editing-cycles>
    <meta:document-statistic meta:table-count="1" meta:image-count="0" meta:object-count="0" meta:page-count="9" meta:paragraph-count="484" meta:word-count="1700" meta:character-count="11741"/>
  </office:meta>
</office:document-meta>
</file>